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reeMono1" svg:font-family="FreeMono, monospace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fo:margin-left="0.079cm" table:align="left"/>
    </style:style>
    <style:style style:name="Tabla1.A" style:family="table-column">
      <style:table-column-properties style:column-width="2.223cm"/>
    </style:style>
    <style:style style:name="Tabla1.B" style:family="table-column">
      <style:table-column-properties style:column-width="3.149cm"/>
    </style:style>
    <style:style style:name="Tabla1.C" style:family="table-column">
      <style:table-column-properties style:column-width="1.482cm"/>
    </style:style>
    <style:style style:name="Tabla1.D" style:family="table-column">
      <style:table-column-properties style:column-width="4.339cm"/>
    </style:style>
    <style:style style:name="Tabla1.E" style:family="table-column">
      <style:table-column-properties style:column-width="5.807cm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A28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style:font-name="FreeMono" fo:font-size="10pt" fo:font-style="italic" style:font-size-asian="10pt" style:font-style-asian="italic" style:font-size-complex="10pt"/>
    </style:style>
    <style:style style:name="P5" style:family="paragraph" style:parent-style-name="Standard">
      <style:text-properties fo:color="#000000" style:font-name="FreeMono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fo:color="#000000" style:font-name="Free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/>
    </style:style>
    <style:style style:name="P8" style:family="paragraph" style:parent-style-name="Standard">
      <style:paragraph-properties fo:text-align="start" style:justify-single-word="false"/>
      <style:text-properties fo:color="#000000"/>
    </style:style>
    <style:style style:name="P9" style:family="paragraph" style:parent-style-name="Standard">
      <style:paragraph-properties fo:text-align="start" style:justify-single-word="false"/>
      <style:text-properties fo:color="#000000" style:text-underline-style="none"/>
    </style:style>
    <style:style style:name="P10" style:family="paragraph" style:parent-style-name="Standard">
      <style:text-properties fo:color="#000000" fo:font-size="14pt" fo:font-style="italic" style:font-size-asian="14pt" style:font-style-asian="italic"/>
    </style:style>
    <style:style style:name="P1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fo:color="#ff0000" fo:font-size="20pt" style:font-size-asian="20pt" style:font-size-complex="20pt"/>
    </style:style>
    <style:style style:name="P13" style:family="paragraph" style:parent-style-name="Standard">
      <style:text-properties fo:color="#ff0000" fo:font-size="20pt" fo:font-weight="bold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/>
    </style:style>
    <style:style style:name="P17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18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margin-top="0cm" fo:margin-bottom="0cm"/>
    </style:style>
    <style:style style:name="P20" style:family="paragraph" style:parent-style-name="Text_20_body">
      <style:paragraph-properties fo:margin-top="0cm" fo:margin-bottom="0cm"/>
      <style:text-properties fo:color="#000000" style:font-name="FreeMono1" fo:font-size="10pt" fo:language="en" fo:country="US" fo:font-weight="normal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FreeMono" fo:font-size="10pt" fo:language="en" fo:country="US" style:font-size-asian="10pt" style:font-size-complex="10pt"/>
    </style:style>
    <style:style style:name="T4" style:family="text">
      <style:text-properties fo:color="#00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font-name="FreeMono" fo:font-size="10pt" fo:language="en" fo:country="US" fo:font-weight="normal" style:font-size-asian="10pt" style:font-weight-asian="normal" style:font-name-complex="FreeMono" style:font-size-complex="10pt" style:font-weight-complex="normal"/>
    </style:style>
    <style:style style:name="T6" style:family="text">
      <style:text-properties fo:color="#000000" style:font-name="FreeMono" fo:font-size="10pt" fo:language="en" fo:country="US" fo:font-weight="bold" style:font-size-asian="10pt" style:font-weight-asian="bold" style:font-size-complex="10pt" style:font-weight-complex="bold"/>
    </style:style>
    <style:style style:name="T7" style:family="text">
      <style:text-properties fo:color="#000000" style:font-name="FreeMono" fo:font-size="10pt" style:font-size-asian="10pt" style:font-name-complex="FreeMono" style:font-size-complex="10pt"/>
    </style:style>
    <style:style style:name="T8" style:family="text">
      <style:text-properties fo:color="#000000" style:font-name="FreeMono1" fo:font-size="10pt" fo:language="en" fo:country="US" fo:font-weight="normal" style:font-size-asian="10pt" style:font-weight-asian="normal" style:font-size-complex="10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weight="normal"/>
    </style:style>
    <style:style style:name="T12" style:family="text">
      <style:text-properties fo:language="en" fo:country="US"/>
    </style:style>
    <style:style style:name="T13" style:family="text">
      <style:text-properties fo:font-size="10pt"/>
    </style:style>
    <style:style style:name="T14" style:family="text">
      <style:text-properties style:font-name="FreeMono1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5. Especificación de la traducción</text:p>
      <text:p text:style-name="P1"/>
      <text:p text:style-name="Standard"><text:span text:style-name="Fuente_20_de_20_párrafo_20_predeter."><text:span text:style-name="T9">5.1. Lenguaje objeto y máquina virtual</text:span></text:span></text:p>
      <text:p text:style-name="P2">Explicar cómo es el lenguaje objeto y cómo es la arquitectura de la máquina P capaz de ejecutarlo (tipos de celdas según tipos primitivos, etc.), su comportamiento interno y todo su repertorio de instrucciones (mostrando su sintaxis y una descripción informal de su semántica).</text:p>
      <text:p text:style-name="Standard"><text:span text:style-name="Fuente_20_de_20_párrafo_20_predeter."><text:span text:style-name="T9">5.1.1. <text:s/>Arquitectura de la máquina P</text:span></text:span></text:p>
      <text:p text:style-name="Standard"><text:span text:style-name="Fuente_20_de_20_párrafo_20_predeter."><text:span text:style-name="T9"/></text:span></text:p>
      <text:p text:style-name="P12"><text:span text:style-name="Fuente_20_de_20_párrafo_20_predeter."><text:span text:style-name="T10">TODO</text:span></text:span></text:p>
      <text:p text:style-name="P3">La máquina P que se adjunta, implementada en Java, consiste en:</text:p>
      <text:p text:style-name="P3"><text:tab/>· Una pila teóricamente infinita (su tamaño máximo real depende del sistema en el cual se ejecute) capaz de guardar datos.</text:p>
      <text:p text:style-name="P3"><text:tab/>· Una lista teóricamente infinita que representa el programa a ejecutarse.</text:p>
      <text:p text:style-name="P3"><text:tab/>· Una memoria de tamaño configurable donde se guardan los valores de las variables.</text:p>
      <text:p text:style-name="P3"><text:tab/>· Un booleano “parar” que indica si la máquina debe o no leer la siguiente instrucción. Cuando valga cierto la máquina dejará de ejecutar el programa.</text:p>
      <text:p text:style-name="P3"><text:tab/>· Un entero “cp” cuya función es servir de índice dentro del programa, señalando la instrucción que se está ejecutando en cada momento.</text:p>
      <text:p text:style-name="P3"/>
      <text:p text:style-name="P3">Cada celda de la pila y de la memoria es capaz de contener cualquier tipo de dato independientemente de su tamaño.</text:p>
      <text:p text:style-name="P3">Cada celda de la lista que representa el programa es capaz de guardar cualquier tipo de instrucción independientemente de su tamaño.</text:p>
      <text:p text:style-name="Standard"><text:tab/></text:p>
      <text:p text:style-name="P1"/>
      <text:p text:style-name="P1">5.1.2. <text:s/>Comportamiento interno de la máquina P</text:p>
      <text:p text:style-name="P1"/>
      <text:p text:style-name="P13">TODO</text:p>
      <text:p text:style-name="P1"/>
      <text:p text:style-name="P3">El funcionamiento de la máquina P es:</text:p>
      <text:p text:style-name="P3"><text:tab/>pila = pilaVacia();</text:p>
      <text:p text:style-name="P3"><text:tab/>cp ← 0</text:p>
      <text:p text:style-name="P3"><text:tab/>parar ← false</text:p>
      <text:p text:style-name="P3"><text:tab/>mientras(no parar)</text:p>
      <text:p text:style-name="P3"><text:tab/><text:tab/>instrucción = programa[cp]</text:p>
      <text:p text:style-name="P3"><text:tab/><text:tab/>ejecutar(instruccion)</text:p>
      <text:p text:style-name="P3"><text:tab/><text:tab/>cp++</text:p>
      <text:p text:style-name="P3"/>
      <text:p text:style-name="P3">Esto se repite un número indeterminado de veces, parando cuando ejecute una instrucción “parar” o cuando se produzca un fallo en ejecucución (como podría ser una división por cero o encontrar tipos de valores incompatibles al realizar una operación).</text:p>
      <text:p text:style-name="P1"/>
      <text:p text:style-name="P1"/>
      <text:p text:style-name="Standard"/>
      <text:p text:style-name="P1">5.1.3. <text:s/>Repertorio de instrucciones del código P</text:p>
      <text:p text:style-name="P3"/>
      <text:p text:style-name="P12"><text:soft-page-break/>TODO</text:p>
      <text:p text:style-name="P3"/>
      <text:p text:style-name="P3">El lenguaje objeto es un sencillo lenguaje de pila, es decir, las instrucciones apilan o desapilan datos (según indique su semántica) en una pila teóricamente infinita, teniendo como apoyo una memoria de acceso aleatorio donde almacenar las variables.</text:p>
      <text:p text:style-name="P3">El lenguaje tiene los mismos tipos que el lenguaje fuente:</text:p>
      <text:p text:style-name="P3"><text:tab/>· Bool puede ser “true” o “false”. Su código único es el 1</text:p>
      <text:p text:style-name="P3"><text:tab/>· Character es un dato que ocupa dos bytes que representa caracteres en formato UTF-8.</text:p>
      <text:p text:style-name="P3"><text:tab/>· Entero es un número entero en C2 de 32 bits.</text:p>
      <text:p text:style-name="P3"><text:tab/>· Natural es un número natural de 31 bits.</text:p>
      <text:p text:style-name="Standard"><text:span text:style-name="Fuente_20_de_20_párrafo_20_predeter."><text:span text:style-name="T1"><text:tab/>· Float es un núme</text:span></text:span><text:span text:style-name="Fuente_20_de_20_párrafo_20_predeter."><text:span text:style-name="T1">ro real en IEEE 754</text:span></text:span><text:span text:style-name="Fuente_20_de_20_párrafo_20_predeter."><text:span text:style-name="T2"> </text:span></text:span><text:span text:style-name="Fuente_20_de_20_párrafo_20_predeter."><text:span text:style-name="T1">de 32 bits.</text:span></text:span></text:p>
      <text:p text:style-name="P3"/>
      <text:p text:style-name="P3">La tabla siguiente muestra las instrucciones de este lenguaje.</text:p>
      <text:p text:style-name="P3"><text:tab/>· La columna “Código” indica el valor que tiene internamente la instrucción.</text:p>
      <text:p text:style-name="P3"><text:tab/>· Cada celda de la columna “Args” puede ser 0 (es decir, no tiene argumentos) o “&lt;tipo del argumento&gt; &lt;nombre del argumento&gt;”, el nombre del argumento puede ser usado en las dos siguientes celdas.</text:p>
      <text:p text:style-name="P3"><text:tab/>· La columna “Interacción con la pila” sigue la siguiente sintaxis:</text:p>
      <text:p text:style-name="P3"><text:tab/><text:tab/>· Lo que se encuentre a la izquierda de → es el estado anterior de la pila y lo de la derecha el estado posterior (tras aplicar la instrucción).</text:p>
      <text:p text:style-name="P3"><text:tab/><text:tab/>· Las “,” separan los elementos de la pila.</text:p>
      <text:p text:style-name="P3"><text:tab/><text:tab/>· Los tres puntos (“…”) significan “el resto de la pila”.</text:p>
      <text:p text:style-name="P3"><text:tab/><text:tab/>· La estructura “&lt;tipo&gt; &lt;nombre&gt;” especifica un valor en la pila.</text:p>
      <text:p text:style-name="P3"><text:tab/>· Los tipos pueden ser o bien los definidos en el lenguaje (Nat, Bool, Int, etc) o bien otra palabra en mayúsculas (por ejemplo “T”), en cuyo caso se tratará de un tipo genérico, pero todas las apariciones de esa palabra corresponderán al mismo tipo.</text:p>
      <text:p text:style-name="Standard"><text:span text:style-name="Fuente_20_de_20_párrafo_20_predeter."><text:span text:style-name="T1"><text:line-break/></text:span></text:span><text:span text:style-name="Fuente_20_de_20_párrafo_20_predeter."><text:span text:style-name="T1">Por ejemp</text:span></text:span><text:span text:style-name="Fuente_20_de_20_párrafo_20_predeter."><text:span text:style-name="T1">lo: “…, T v1, T v2 → </text:span></text:span><text:bookmark-start text:name="DDE_LINK31"/><text:span text:style-name="Fuente_20_de_20_párrafo_20_predeter."><text:span text:style-name="T1">…, </text:span></text:span><text:bookmark-end text:name="DDE_LINK31"/><text:span text:style-name="Fuente_20_de_20_párrafo_20_predeter."><text:span text:style-name="T1">Bool res” indica que la instrucción desapila 2 variables y apila una variable booleana. Además v1 y v2 deben tener el mismo tipo.</text:span>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4">Código</text:p>
          </table:table-cell>
          <table:table-cell table:style-name="Tabla1.A1" office:value-type="string">
            <text:p text:style-name="P14">Nombre mnemotécnico</text:p>
          </table:table-cell>
          <table:table-cell table:style-name="Tabla1.A1" office:value-type="string">
            <text:p text:style-name="P14">Args</text:p>
          </table:table-cell>
          <table:table-cell table:style-name="Tabla1.A1" office:value-type="string">
            <text:p text:style-name="P14">Interacción con la pila</text:p>
          </table:table-cell>
          <table:table-cell table:style-name="Tabla1.E1" office:value-type="string">
            <text:p text:style-name="P14">Descripción</text:p>
          </table:table-cell>
        </table:table-row>
        <table:table-row>
          <table:table-cell table:style-name="Tabla1.A2" office:value-type="string">
            <text:p text:style-name="P15">0</text:p>
          </table:table-cell>
          <table:table-cell table:style-name="Tabla1.A2" office:value-type="string">
            <text:p text:style-name="P14">Par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 → …</text:p>
          </table:table-cell>
          <table:table-cell table:style-name="Tabla1.E2" office:value-type="string">
            <text:p text:style-name="P14">Detiene la ejecución.</text:p>
          </table:table-cell>
        </table:table-row>
        <table:table-row>
          <table:table-cell table:style-name="Tabla1.A2" office:value-type="string">
            <text:p text:style-name="P15">1</text:p>
          </table:table-cell>
          <table:table-cell table:style-name="Tabla1.A2" office:value-type="string">
            <text:p text:style-name="P14">Apila</text:p>
          </table:table-cell>
          <table:table-cell table:style-name="Tabla1.A2" office:value-type="string">
            <text:p text:style-name="P14">T dato</text:p>
          </table:table-cell>
          <table:table-cell table:style-name="Tabla1.A2" office:value-type="string">
            <text:p text:style-name="P14">… → …, T dato</text:p>
          </table:table-cell>
          <table:table-cell table:style-name="Tabla1.E2" office:value-type="string">
            <text:p text:style-name="P14">Apila en la pila el dato pasado como argumento.</text:p>
          </table:table-cell>
        </table:table-row>
        <table:table-row>
          <table:table-cell table:style-name="Tabla1.A2" office:value-type="string">
            <text:p text:style-name="P15">2</text:p>
          </table:table-cell>
          <table:table-cell table:style-name="Tabla1.A2" office:value-type="string">
            <text:p text:style-name="P14">Apila-dir</text:p>
          </table:table-cell>
          <table:table-cell table:style-name="Tabla1.A2" office:value-type="string">
            <text:p text:style-name="P14">Nat dir</text:p>
          </table:table-cell>
          <table:table-cell table:style-name="Tabla1.A2" office:value-type="string">
            <text:p text:style-name="P14">... → …, T M[dir]</text:p>
          </table:table-cell>
          <table:table-cell table:style-name="Tabla1.E2" office:value-type="string">
            <text:p text:style-name="P14">Apila en la pila el contenido de la posición de memoria pasada como argumento.</text:p>
          </table:table-cell>
        </table:table-row>
        <table:table-row>
          <table:table-cell table:style-name="Tabla1.A2" office:value-type="string">
            <text:p text:style-name="P15">3</text:p>
          </table:table-cell>
          <table:table-cell table:style-name="Tabla1.A2" office:value-type="string">
            <text:p text:style-name="P14">Desapil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alor → …</text:p>
          </table:table-cell>
          <table:table-cell table:style-name="Tabla1.E2" office:value-type="string">
            <text:p text:style-name="P14">Desapila el primer dato de la pila.</text:p>
          </table:table-cell>
        </table:table-row>
        <table:table-row>
          <table:table-cell table:style-name="Tabla1.A2" office:value-type="string">
            <text:p text:style-name="P15">4</text:p>
          </table:table-cell>
          <table:table-cell table:style-name="Tabla1.A2" office:value-type="string">
            <text:p text:style-name="P14">Desapilar-dir</text:p>
          </table:table-cell>
          <table:table-cell table:style-name="Tabla1.A2" office:value-type="string">
            <text:p text:style-name="P14">Nat dir</text:p>
          </table:table-cell>
          <table:table-cell table:style-name="Tabla1.A2" office:value-type="string">
            <text:p text:style-name="P14">…, T valor → …</text:p>
          </table:table-cell>
          <table:table-cell table:style-name="Tabla1.E2" office:value-type="string">
            <text:p text:style-name="P14">Desapila el primer dato de la pila y lo almacena en la posición de memoria pasada como parámetro.</text:p>
          </table:table-cell>
        </table:table-row>
        <table:table-row>
          <table:table-cell table:style-name="Tabla1.A2" office:value-type="string">
            <text:p text:style-name="P15">5</text:p>
          </table:table-cell>
          <table:table-cell table:style-name="Tabla1.A2" office:value-type="string">
            <text:p text:style-name="P14">Menor</text:p>
          </table:table-cell>
          <table:table-cell table:style-name="Tabla1.A2" office:value-type="string">
            <text:p text:style-name="P14"><text:bookmark-start text:name="DDE_LINK"/>0<text:bookmark-end text:name="DDE_LINK"/></text:p>
          </table:table-cell>
          <table:table-cell table:style-name="Tabla1.A2" office:value-type="string">
            <text:p text:style-name="P16"><text:bookmark-start text:name="DDE_LINK1"/>…, T v1, T v2 → <text:bookmark-start text:name="DDE_LINK3"/>…, <text:bookmark-end text:name="DDE_LINK3"/>Bool res<text:bookmark-end text:name="DDE_LINK1"/></text:p>
          </table:table-cell>
          <table:table-cell table:style-name="Tabla1.E2" office:value-type="string">
            <text:p text:style-name="P14">res = t1 &lt; t2</text:p>
          </table:table-cell>
        </table:table-row>
        <text:soft-page-break/>
        <table:table-row>
          <table:table-cell table:style-name="Tabla1.A2" office:value-type="string">
            <text:p text:style-name="P15">6</text:p>
          </table:table-cell>
          <table:table-cell table:style-name="Tabla1.A2" office:value-type="string">
            <text:p text:style-name="P14">Mayo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gt; t2</text:p>
          </table:table-cell>
        </table:table-row>
        <table:table-row>
          <table:table-cell table:style-name="Tabla1.A2" office:value-type="string">
            <text:p text:style-name="P15">7</text:p>
          </table:table-cell>
          <table:table-cell table:style-name="Tabla1.A2" office:value-type="string">
            <text:p text:style-name="P14">MenorIg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lt;= t2</text:p>
          </table:table-cell>
        </table:table-row>
        <table:table-row>
          <table:table-cell table:style-name="Tabla1.A2" office:value-type="string">
            <text:p text:style-name="P15">8</text:p>
          </table:table-cell>
          <table:table-cell table:style-name="Tabla1.A2" office:value-type="string">
            <text:p text:style-name="P14">MayorIg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gt;= t2</text:p>
          </table:table-cell>
        </table:table-row>
        <table:table-row>
          <table:table-cell table:style-name="Tabla1.A2" office:value-type="string">
            <text:p text:style-name="P15">9</text:p>
          </table:table-cell>
          <table:table-cell table:style-name="Tabla1.A2" office:value-type="string">
            <text:p text:style-name="P14">Igua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== t2</text:p>
          </table:table-cell>
        </table:table-row>
        <table:table-row>
          <table:table-cell table:style-name="Tabla1.A2" office:value-type="string">
            <text:p text:style-name="P15">10</text:p>
          </table:table-cell>
          <table:table-cell table:style-name="Tabla1.A2" office:value-type="string">
            <text:p text:style-name="P14">No-Igua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!= t2</text:p>
          </table:table-cell>
        </table:table-row>
        <table:table-row>
          <table:table-cell table:style-name="Tabla1.A2" office:value-type="string">
            <text:p text:style-name="P15">11</text:p>
          </table:table-cell>
          <table:table-cell table:style-name="Tabla1.A2" office:value-type="string">
            <text:p text:style-name="P14">Sum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+ v2<text:bookmark-start text:name="DDE_LINK4"/>. T tiene que ser un tipo numérico.<text:bookmark-end text:name="DDE_LINK4"/></text:p>
          </table:table-cell>
        </table:table-row>
        <table:table-row>
          <table:table-cell table:style-name="Tabla1.A2" office:value-type="string">
            <text:p text:style-name="P15">12</text:p>
          </table:table-cell>
          <table:table-cell table:style-name="Tabla1.A2" office:value-type="string">
            <text:p text:style-name="P14">Rest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<text:bookmark-start text:name="DDE_LINK2"/>…, T v1, T v2 → …, T res<text:bookmark-end text:name="DDE_LINK2"/></text:p>
          </table:table-cell>
          <table:table-cell table:style-name="Tabla1.E2" office:value-type="string">
            <text:p text:style-name="P14">res = v1 - v2. T tiene que ser un tipo numérico.</text:p>
          </table:table-cell>
        </table:table-row>
        <table:table-row>
          <table:table-cell table:style-name="Tabla1.A2" office:value-type="string">
            <text:p text:style-name="P15">13</text:p>
          </table:table-cell>
          <table:table-cell table:style-name="Tabla1.A2" office:value-type="string">
            <text:p text:style-name="P14">Mu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* v2. T tiene que ser un tipo numérico.</text:p>
          </table:table-cell>
        </table:table-row>
        <table:table-row>
          <table:table-cell table:style-name="Tabla1.A2" office:value-type="string">
            <text:p text:style-name="P15">14</text:p>
          </table:table-cell>
          <table:table-cell table:style-name="Tabla1.A2" office:value-type="string">
            <text:p text:style-name="P14">Div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/ v2. T tiene que ser un tipo numérico.</text:p>
          </table:table-cell>
        </table:table-row>
        <table:table-row>
          <table:table-cell table:style-name="Tabla1.A2" office:value-type="string">
            <text:p text:style-name="P15">15</text:p>
          </table:table-cell>
          <table:table-cell table:style-name="Tabla1.A2" office:value-type="string">
            <text:p text:style-name="P14">Mod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% v2. T tiene que ser un tipo numérico.</text:p>
          </table:table-cell>
        </table:table-row>
        <table:table-row>
          <table:table-cell table:style-name="Tabla1.A2" office:value-type="string">
            <text:p text:style-name="P15">16</text:p>
          </table:table-cell>
          <table:table-cell table:style-name="Tabla1.A2" office:value-type="string">
            <text:p text:style-name="P14">Y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Bool v1, Bool v2 → …, Bool res</text:p>
          </table:table-cell>
          <table:table-cell table:style-name="Tabla1.E2" office:value-type="string">
            <text:p text:style-name="P14">res = v1 &amp;&amp; v2</text:p>
          </table:table-cell>
        </table:table-row>
        <table:table-row>
          <table:table-cell table:style-name="Tabla1.A2" office:value-type="string">
            <text:p text:style-name="P15">17</text:p>
          </table:table-cell>
          <table:table-cell table:style-name="Tabla1.A2" office:value-type="string">
            <text:p text:style-name="P14">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Bool v1, Bool v2 → …, Bool res</text:p>
          </table:table-cell>
          <table:table-cell table:style-name="Tabla1.E2" office:value-type="string">
            <text:p text:style-name="P14">res = v1 || v2</text:p>
          </table:table-cell>
        </table:table-row>
        <table:table-row>
          <table:table-cell table:style-name="Tabla1.A2" office:value-type="string">
            <text:p text:style-name="P15">18</text:p>
          </table:table-cell>
          <table:table-cell table:style-name="Tabla1.A2" office:value-type="string">
            <text:p text:style-name="P14">N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Bool v → …, Bool res</text:p>
          </table:table-cell>
          <table:table-cell table:style-name="Tabla1.E2" office:value-type="string">
            <text:p text:style-name="P14">res = !v1</text:p>
          </table:table-cell>
        </table:table-row>
        <table:table-row>
          <table:table-cell table:style-name="Tabla1.A2" office:value-type="string">
            <text:p text:style-name="P15">19</text:p>
          </table:table-cell>
          <table:table-cell table:style-name="Tabla1.A2" office:value-type="string">
            <text:p text:style-name="P14">Negativ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T res</text:p>
          </table:table-cell>
          <table:table-cell table:style-name="Tabla1.E2" office:value-type="string">
            <text:p text:style-name="P14">res = -v. T tiene que ser un tipo numérico distinto a Nat</text:p>
          </table:table-cell>
        </table:table-row>
        <table:table-row>
          <table:table-cell table:style-name="Tabla1.A2" office:value-type="string">
            <text:p text:style-name="P15">20</text:p>
          </table:table-cell>
          <table:table-cell table:style-name="Tabla1.A2" office:value-type="string">
            <text:p text:style-name="P14">Sh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&lt;&lt; v2. T tiene que ser un tipo numérico.</text:p>
          </table:table-cell>
        </table:table-row>
        <table:table-row>
          <table:table-cell table:style-name="Tabla1.A2" office:value-type="string">
            <text:p text:style-name="P15">21</text:p>
          </table:table-cell>
          <table:table-cell table:style-name="Tabla1.A2" office:value-type="string">
            <text:p text:style-name="P14">Sh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&gt;&gt; v2. T tiene que ser un tipo numérico.</text:p>
          </table:table-cell>
        </table:table-row>
        <table:table-row>
          <table:table-cell table:style-name="Tabla1.A2" office:value-type="string">
            <text:p text:style-name="P15">22</text:p>
          </table:table-cell>
          <table:table-cell table:style-name="Tabla1.A2" office:value-type="string">
            <text:p text:style-name="P14">CastIn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Int res</text:p>
          </table:table-cell>
          <table:table-cell table:style-name="Tabla1.E2" office:value-type="string">
            <text:p text:style-name="P14">res = v como entero. Siguiendo la conversión especificada en este documento</text:p>
          </table:table-cell>
        </table:table-row>
        <table:table-row>
          <table:table-cell table:style-name="Tabla1.A2" office:value-type="string">
            <text:p text:style-name="P15">23</text:p>
          </table:table-cell>
          <table:table-cell table:style-name="Tabla1.A2" office:value-type="string">
            <text:p text:style-name="P14">CastCh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Char res</text:p>
          </table:table-cell>
          <table:table-cell table:style-name="Tabla1.E2" office:value-type="string">
            <text:p text:style-name="P14">res = v como caracter. Siguiendo la conversión especificada en este documento</text:p>
          </table:table-cell>
        </table:table-row>
        <table:table-row>
          <table:table-cell table:style-name="Tabla1.A2" office:value-type="string">
            <text:p text:style-name="P15">24</text:p>
          </table:table-cell>
          <table:table-cell table:style-name="Tabla1.A2" office:value-type="string">
            <text:p text:style-name="P14">CastFloa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Float res</text:p>
          </table:table-cell>
          <table:table-cell table:style-name="Tabla1.E2" office:value-type="string">
            <text:p text:style-name="P14">res = v como float. Siguiendo la conversión especificada en este documento</text:p>
          </table:table-cell>
        </table:table-row>
        <table:table-row>
          <table:table-cell table:style-name="Tabla1.A2" office:value-type="string">
            <text:p text:style-name="P15">25</text:p>
          </table:table-cell>
          <table:table-cell table:style-name="Tabla1.A2" office:value-type="string">
            <text:p text:style-name="P14">CastNa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Nat res</text:p>
          </table:table-cell>
          <table:table-cell table:style-name="Tabla1.E2" office:value-type="string">
            <text:p text:style-name="P14">res = v como natural. Siguiendo <text:soft-page-break/>la conversión especificada en este documento</text:p>
          </table:table-cell>
        </table:table-row>
        <table:table-row>
          <table:table-cell table:style-name="Tabla1.A28" office:value-type="float" office:value="26">
            <text:p text:style-name="P15">26</text:p>
          </table:table-cell>
          <table:table-cell table:style-name="Tabla1.A2" office:value-type="string">
            <text:p text:style-name="P14">Abs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, T v → …, T res</text:p>
          </table:table-cell>
          <table:table-cell table:style-name="Tabla1.E2" office:value-type="string">
            <text:p text:style-name="P14">res = | v | (excepto char y bool)</text:p>
          </table:table-cell>
        </table:table-row>
        <table:table-row>
          <table:table-cell table:style-name="Tabla1.A28" office:value-type="float" office:value="27">
            <text:p text:style-name="P15">27</text:p>
          </table:table-cell>
          <table:table-cell table:style-name="Tabla1.A2" office:value-type="string">
            <text:p text:style-name="P14">Salida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T res</text:p>
          </table:table-cell>
          <table:table-cell table:style-name="Tabla1.E2" office:value-type="string">
            <text:p text:style-name="P14">Muestra por pantalla el valor del identificador</text:p>
          </table:table-cell>
        </table:table-row>
        <table:table-row>
          <table:table-cell table:style-name="Tabla1.A28" office:value-type="float" office:value="28">
            <text:p text:style-name="P15">28</text:p>
          </table:table-cell>
          <table:table-cell table:style-name="Tabla1.A2" office:value-type="string">
            <text:p text:style-name="P14">Entrada_Bool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Bool id</text:p>
          </table:table-cell>
          <table:table-cell table:style-name="Tabla1.E2" office:value-type="string">
            <text:p text:style-name="P14">Entrada para identificadores de tipo booleano.</text:p>
          </table:table-cell>
        </table:table-row>
        <table:table-row>
          <table:table-cell table:style-name="Tabla1.A28" office:value-type="float" office:value="29">
            <text:p text:style-name="P15">29</text:p>
          </table:table-cell>
          <table:table-cell table:style-name="Tabla1.A2" office:value-type="string">
            <text:p text:style-name="P14">Entrada_Char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Char id</text:p>
          </table:table-cell>
          <table:table-cell table:style-name="Tabla1.E2" office:value-type="string">
            <text:p text:style-name="P14">Entrada para identificadores de tipo caracter.</text:p>
          </table:table-cell>
        </table:table-row>
        <table:table-row>
          <table:table-cell table:style-name="Tabla1.A28" office:value-type="float" office:value="30">
            <text:p text:style-name="P15">30</text:p>
          </table:table-cell>
          <table:table-cell table:style-name="Tabla1.A2" office:value-type="string">
            <text:p text:style-name="P14">Entrada_Floa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Float id</text:p>
          </table:table-cell>
          <table:table-cell table:style-name="Tabla1.E2" office:value-type="string">
            <text:p text:style-name="P14">Entrada para identificadores de tipo real.</text:p>
          </table:table-cell>
        </table:table-row>
        <table:table-row>
          <table:table-cell table:style-name="Tabla1.A28" office:value-type="float" office:value="31">
            <text:p text:style-name="P15">31</text:p>
          </table:table-cell>
          <table:table-cell table:style-name="Tabla1.A2" office:value-type="string">
            <text:p text:style-name="P14">Entrada_In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Integer id</text:p>
          </table:table-cell>
          <table:table-cell table:style-name="Tabla1.E2" office:value-type="string">
            <text:p text:style-name="P14">Entrada para identificadores de tipo entero.</text:p>
          </table:table-cell>
        </table:table-row>
        <table:table-row>
          <table:table-cell table:style-name="Tabla1.A28" office:value-type="float" office:value="32">
            <text:p text:style-name="P15">32</text:p>
          </table:table-cell>
          <table:table-cell table:style-name="Tabla1.A2" office:value-type="string">
            <text:p text:style-name="P14">Entrada_Na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Nat id</text:p>
          </table:table-cell>
          <table:table-cell table:style-name="Tabla1.E2" office:value-type="string">
            <text:p text:style-name="P14">Entrada para identificadores de tipo natural.</text:p>
          </table:table-cell>
        </table:table-row>
      </table:table>
      <text:p text:style-name="P3"/>
      <text:p text:style-name="P11"/>
      <text:p text:style-name="Standard"><text:span text:style-name="Fuente_20_de_20_párrafo_20_predeter."><text:span text:style-name="T9">5.2. Funciones semánticas</text:span></text:span></text:p>
      <text:p text:style-name="P2">Descripción, si procede, de las funciones semánticas adicionales utilizadas en la especificación. Para cada función debe indicarse explícitamente su cabecera, así como informalmente su cometido, incluyendo el propósito de cada uno de sus parámetros.</text:p>
      <text:p text:style-name="P2"/>
      <text:p text:style-name="P2">Esta sección puede dejarse vacía si no se van a usar funciones semánticas adicionales.</text:p>
      <text:p text:style-name="P4"/>
      <text:p text:style-name="P5"><text:span text:style-name="T9">fun</text:span> inicio(numNiveles : int, tamDatos : int)</text:p>
      <text:p text:style-name="P5"><text:s text:c="4"/>apila(numNiveles+2)</text:p>
      <text:p text:style-name="P5"><text:s text:c="4"/>desapila-dir(1)</text:p>
      <text:p text:style-name="P5"><text:s text:c="4"/>apila(1+numNiveles+tamDatos)</text:p>
      <text:p text:style-name="P5"><text:s text:c="4"/>desapila-dir(0)</text:p>
      <text:p text:style-name="P6">ffun</text:p>
      <text:p text:style-name="P5"><text:span text:style-name="T9">cons</text:span> longInicio = 4</text:p>
      <text:p text:style-name="P5"/>
      <text:p text:style-name="P5"><text:span text:style-name="T9">fun</text:span> apila-ret(ret)</text:p>
      <text:p text:style-name="P5"><text:s text:c="4"/>apila-dir 0 <text:s/>||</text:p>
      <text:p text:style-name="P5"><text:s text:c="4"/>apila 1 <text:s text:c="5"/>||</text:p>
      <text:p text:style-name="P5"><text:s text:c="4"/>suma <text:s text:c="8"/>||</text:p>
      <text:p text:style-name="P5"><text:s text:c="4"/>apila ret <text:s text:c="3"/>||</text:p>
      <text:p text:style-name="P5"><text:s text:c="4"/>desapila-ind</text:p>
      <text:p text:style-name="P6">ffun</text:p>
      <text:p text:style-name="P5"><text:span text:style-name="T9">cons</text:span> longApilaRet = 5</text:p>
      <text:p text:style-name="P5"/>
      <text:p text:style-name="P5"><text:span text:style-name="T9">fun</text:span> prologo(nivel,tamlocales)</text:p>
      <text:p text:style-name="P5"><text:s text:c="4"/>apila-dir 0 <text:s text:c="10"/>||</text:p>
      <text:p text:style-name="P5"><text:s text:c="4"/>apila 2 <text:s text:c="14"/>||</text:p>
      <text:p text:style-name="P5"><text:s text:c="4"/>suma <text:s text:c="17"/>||</text:p>
      <text:p text:style-name="P5"><text:s text:c="4"/>apila-dir 1+nivel <text:s text:c="4"/>||</text:p>
      <text:p text:style-name="P5"><text:s text:c="4"/>desapila-ind <text:s text:c="9"/>|| // se reserva el display</text:p>
      <text:p text:style-name="P5"><text:s text:c="4"/>apila-dir 0 <text:s text:c="10"/>||</text:p>
      <text:p text:style-name="P5"><text:s text:c="4"/>apila 3 <text:s text:c="14"/>||</text:p>
      <text:p text:style-name="P5"><text:s text:c="4"/>suma <text:s text:c="17"/>||</text:p>
      <text:p text:style-name="P5"><text:s text:c="4"/>desapila-dir 1+nivel <text:s/>|| // se fija el valor del actual</text:p>
      <text:p text:style-name="P5"><text:s text:c="4"/>apila-dir 0 <text:s text:c="10"/>||</text:p>
      <text:p text:style-name="P5"><text:s text:c="4"/>apila tamlocales+2 <text:s text:c="3"/>||</text:p>
      <text:p text:style-name="P5"><text:s text:c="4"/>suma <text:s text:c="17"/>||</text:p>
      <text:p text:style-name="P5"><text:soft-page-break/><text:s text:c="4"/>desapila-dir 0 <text:s text:c="10"/>// se reserva espacio</text:p>
      <text:p text:style-name="P6">ffun</text:p>
      <text:p text:style-name="P5"><text:span text:style-name="T9">cons</text:span> longPrologo = 13</text:p>
      <text:p text:style-name="P5"/>
      <text:p text:style-name="P5"><text:span text:style-name="T9">fun</text:span> epilogo(nivel)</text:p>
      <text:p text:style-name="P5"><text:s text:c="4"/>apila-dir 1+nivel <text:s text:c="4"/>||</text:p>
      <text:p text:style-name="P5"><text:s text:c="4"/>apila 2 <text:s text:c="14"/>||</text:p>
      <text:p text:style-name="P5"><text:s text:c="4"/>resta <text:s text:c="16"/>||</text:p>
      <text:p text:style-name="P5"><text:s text:c="4"/>apila-ind <text:s text:c="12"/>|| // dir retorno</text:p>
      <text:p text:style-name="P5"><text:s text:c="4"/>apila-dir 1+nivel <text:s text:c="4"/>||</text:p>
      <text:p text:style-name="P5"><text:s text:c="4"/>apila 3 <text:s text:c="14"/>||</text:p>
      <text:p text:style-name="P5"><text:s text:c="4"/>resta <text:s text:c="16"/>||</text:p>
      <text:p text:style-name="P5"><text:s text:c="4"/>copia <text:s text:c="16"/>||</text:p>
      <text:p text:style-name="P5"><text:s text:c="4"/>desapila-dir 0 <text:s text:c="7"/>|| // cp</text:p>
      <text:p text:style-name="P5"><text:s text:c="4"/>apila 2 <text:s text:c="14"/>||</text:p>
      <text:p text:style-name="P5"><text:s text:c="4"/>suma <text:s text:c="17"/>||</text:p>
      <text:p text:style-name="P5"><text:s text:c="4"/>apila-ind <text:s text:c="12"/>||</text:p>
      <text:p text:style-name="P5"><text:s text:c="29"/>// recuperado antiguo display</text:p>
      <text:p text:style-name="P5"><text:s text:c="4"/>desapila-dir 1+nivel</text:p>
      <text:p text:style-name="P6">ffun</text:p>
      <text:p text:style-name="P5"><text:span text:style-name="T9">cons</text:span> longEpilogo = 13</text:p>
      <text:p text:style-name="P5"/>
      <text:p text:style-name="P5"><text:span text:style-name="T9">fun</text:span> accesoVar(infoID)</text:p>
      <text:p text:style-name="P5"><text:s text:c="4"/>apila-dir 1+infoID.nivel <text:s/>||</text:p>
      <text:p text:style-name="P5"><text:s text:c="4"/>apila infoID.dir <text:s text:c="9"/>||</text:p>
      <text:p text:style-name="P5"><text:s text:c="4"/>suma</text:p>
      <text:p text:style-name="P5"><text:s text:c="4"/><text:span text:style-name="T9">si</text:span> infoID.clase = pvar</text:p>
      <text:p text:style-name="P5"><text:s text:c="8"/>apila-ind</text:p>
      <text:p text:style-name="P5"><text:s text:c="4"/><text:span text:style-name="T9">si</text:span> <text:span text:style-name="T9">no</text:span></text:p>
      <text:p text:style-name="P5"><text:s text:c="8"/>λ</text:p>
      <text:p text:style-name="P6">ffun</text:p>
      <text:p text:style-name="P5"/>
      <text:p text:style-name="P5"><text:span text:style-name="T9">fun</text:span> longAccesoVar(infoID)</text:p>
      <text:p text:style-name="P5"><text:s text:c="4"/><text:span text:style-name="T9">si</text:span> infoID.clase = pvar entonces</text:p>
      <text:p text:style-name="P5"><text:s text:c="8"/>4</text:p>
      <text:p text:style-name="P5"><text:s text:c="4"/><text:span text:style-name="T9">si</text:span> <text:span text:style-name="T9">no</text:span></text:p>
      <text:p text:style-name="P5"><text:s text:c="8"/>3</text:p>
      <text:p text:style-name="P6">ffun</text:p>
      <text:p text:style-name="P5"/>
      <text:p text:style-name="P5"><text:span text:style-name="T9">fun</text:span> inicio(numNiveles,tamDatos)</text:p>
      <text:p text:style-name="P5"><text:s text:c="4"/>apila numNiveles+2</text:p>
      <text:p text:style-name="P5"><text:s text:c="4"/>desapila-dir 1</text:p>
      <text:p text:style-name="P5"><text:s text:c="4"/>apila 1+numNiveles+tamDatos</text:p>
      <text:p text:style-name="P5"><text:s text:c="4"/>desapila-dir 0</text:p>
      <text:p text:style-name="P6">ffun</text:p>
      <text:p text:style-name="P5"/>
      <text:p text:style-name="P5"><text:span text:style-name="T9">cons</text:span> inicio-paso = apila-dir(0) || apila(3) || suma</text:p>
      <text:p text:style-name="P5"/>
      <text:p text:style-name="P5"><text:span text:style-name="T9">cons</text:span> longInicioPaso = 3</text:p>
      <text:p text:style-name="P5"/>
      <text:p text:style-name="P5"><text:span text:style-name="T9">cons</text:span> fin-paso = desapila</text:p>
      <text:p text:style-name="P5"/>
      <text:p text:style-name="P5"><text:span text:style-name="T9">cons</text:span> longFinPaso = 1</text:p>
      <text:p text:style-name="P5"/>
      <text:p text:style-name="P5"><text:span text:style-name="T9">fun</text:span> direccionParFormal(pformal)</text:p>
      <text:p text:style-name="P5"><text:s text:c="4"/>devuelve</text:p>
      <text:p text:style-name="P5"><text:s text:c="8"/>apila(pformal.dir) ||</text:p>
      <text:p text:style-name="P5"><text:s text:c="8"/>suma</text:p>
      <text:p text:style-name="P6">ffun</text:p>
      <text:p text:style-name="P5"/>
      <text:p text:style-name="P5"><text:span text:style-name="T9">const</text:span> longdireccionParFormal = 2</text:p>
      <text:p text:style-name="P5"/>
      <text:p text:style-name="P5"><text:span text:style-name="T9">fun</text:span> pasoParametro(modoReal,pformal)</text:p>
      <text:p text:style-name="P5"><text:s text:c="4"/><text:span text:style-name="T9">devuelve</text:span></text:p>
      <text:p text:style-name="P5"><text:s text:c="8"/>(<text:span text:style-name="T9">si</text:span> pformal.modo = val ∧ modoReal = var</text:p>
      <text:p text:style-name="P5"><text:s text:c="12"/>mueve(pformal.tipo.tam) // copia del valor en el caso de expr. mem</text:p>
      <text:p text:style-name="P5"><text:soft-page-break/><text:s text:c="9"/><text:span text:style-name="T9">si</text:span> <text:span text:style-name="T9">no</text:span> desapila-ind <text:s text:c="7"/>// copia del valor, o bien de la dirección )</text:p>
      <text:p text:style-name="P6">ffun</text:p>
      <text:p text:style-name="P5"/>
      <text:p text:style-name="P5"><text:span text:style-name="T9">const</text:span> longPasoParametro = 1</text:p>
      <text:p text:style-name="P10"/>
      <text:p text:style-name="Standard"><text:span text:style-name="Fuente_20_de_20_párrafo_20_predeter."><text:span text:style-name="T9">5.3. Atributos semánticos</text:span></text:span></text:p>
      <text:p text:style-name="P2">Para cada categoría sintáctica relevante en este procesamiento deben enumerarse sus atributos semánticos, indicando si son heredados o sintetizados, y describiendo informalmente su propósito.</text:p>
      <text:p text:style-name="P2"/>
      <text:p text:style-name="P3">5.3.1 Atributos “cod”</text:p>
      <text:p text:style-name="P3"/>
      <text:p text:style-name="P3">El atributo sintetizado “cod” almacena la lista de instrucciones que van conformando el programa.</text:p>
      <text:p text:style-name="P3"/>
      <text:p text:style-name="P3">5.3.2 Atributo “etq” y “etqh”</text:p>
      <text:p text:style-name="P3"/>
      <text:p text:style-name="P3">El atributo heredado “etqh” almacena la etiqueta de cada bloque, es decir, la dirección absoluta dentro del programa que donde empezará el código que cada producción produzca.</text:p>
      <text:p text:style-name="P3">El atributo sintetizado “etq” es similar a “etqh”, pero su valor es la dirección absoluta dentro del programa de la siguiente instrucción a la última producida. De esta manera:</text:p>
      <text:p text:style-name="P7"><draw:frame draw:style-name="fr1" draw:name="Objeto1" text:anchor-type="as-char" svg:width="4.85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5.3.2 Atributo “dir” y “dirh”</text:p>
      <text:p text:style-name="P3"/>
      <text:p text:style-name="P3">En cada producción de declaración, el atributo heredado “dirh” es la posición dentro del marco de activación de la pila de llamadas que le correspondería a la siguiente variable que se declare (de haberla).</text:p>
      <text:p text:style-name="P3">La producción “Declaraciones” tiene un atributo sintetizado “dir” que es el valor “dirh” de la siguiente declaración, de tal manera que:</text:p>
      <text:p text:style-name="P7"><draw:frame draw:style-name="fr1" draw:name="Objeto2" text:anchor-type="as-char" svg:width="5.26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Este atributo es propio de cada procedimiento. Comienza valiendo cero, aumenta con los parámetros del procedimiento y luego con sus variables internas.</text:p>
      <text:p text:style-name="P8"/>
      <text:p text:style-name="P8"/>
      <text:p text:style-name="P8">5.3.3 Atributo “n” y “nh”</text:p>
      <text:p text:style-name="P8"/>
      <text:p text:style-name="P8">En las producciones de declaración, el atributo sintetizado “n” indica el número máximo de subprogramas que se declaran en esa rama del árbol de declaración.<text:line-break/>Por otro lado el atributo heredado “nh” indica la profundidad del subprograma actual, de tal manera que:</text:p>
      <text:p text:style-name="P7"><draw:frame draw:style-name="fr1" draw:name="Objeto3" text:anchor-type="as-char" svg:width="7.235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5.3.4 Atributo “tam”</text:p>
      <text:p text:style-name="P8"/>
      <text:p text:style-name="P8">El atributo sintetizado “tam” de los tipos indica el número de direcciones de memoria (de entradas en el marco de activación) que requiere el tipo declarado. Las producciones de campos y “Declaracion” también tienen un atributo sintetizado “tam” cuyo valor es la suma del tamaño de todos los tipos que se declaran por debajo.</text:p>
      <text:p text:style-name="P8"/>
      <text:p text:style-name="P8">5.3.5 Atributos “props” y “propsop”</text:p>
      <text:p text:style-name="P8"/>
      <text:p text:style-name="P8"><text:soft-page-break/>Los atributos sintetizados “props” y “propsop” almacenan propiedades. Se trata de una tabla de propiedades que facilita la inserción posterior de estos valores en la tabla de símbolos.</text:p>
      <text:p text:style-name="P8">El atributo “props” almacena propiedades de chequeo de errores como el nombre de la variable o su tipo, mientras que “propsop” almacena valores operacionales que se usarán en la traducción (como la dirección de la variable</text:p>
      <text:p text:style-name="P9"/>
      <text:p text:style-name="P9">5.3.6 Atributo “modo”</text:p>
      <text:p text:style-name="P9"/>
      <text:p text:style-name="P9">El atributo sintetizado “modo” puede valer “val” o “var”, indicando en el primer caso que se trata de un valor y en el segundo que se trata de una variable. Dependiendo del valor de este atributo el acceso a la memoria (en asignación o en llamadas a procedimientos) es diferente.<text:line-break/>Por ejemplo, si la variable “a” vale 7, entonces la expresion “a” tiene modo “val”, sin embargo la expresión “a + 2” tiene modo “var”.</text:p>
      <text:p text:style-name="P9"/>
      <text:p text:style-name="P9">5.3.7 Atributo “parh”</text:p>
      <text:p text:style-name="P9"/>
      <text:p text:style-name="P9">El atributo heredado “parh” indica si el acceso a memoria es por valor o por referencia, de tal manera que si es false se entiende que se demanda la información por valor y por tanto se deja en la cima el valor de la expresión y en otro contrario (por variable) se deja la indirección.</text:p>
      <text:p text:style-name="P9">Aunque “parh” y “modo” puedan parecerse, no son equivalentes. Principalmente porque mientras “modo” lo impone el acceso a memoria (sintetizado), “parh” lo impone la declaración del subprograma (si ese parámetro se declara o no por variable).</text:p>
      <text:p text:style-name="P3"/>
      <text:p text:style-name="P3"/>
      <text:p text:style-name="Standard"><text:span text:style-name="Fuente_20_de_20_párrafo_20_predeter."><text:span text:style-name="T9">5.4. Gramática de atributos</text:span></text:span></text:p>
      <text:p text:style-name="P2">Gramática de atributos que formaliza la traducción.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6">Programa → Declaraciones &amp; Instrucciones</text:span></text:span></text:p>
      <text:p text:style-name="Standard"><text:span text:style-name="Fuente_20_de_20_párrafo_20_predeter."><text:span text:style-name="T4"><text:s text:c="4"/>Programa.cod <text:s/>=</text:span></text:span></text:p>
      <text:p text:style-name="Standard"><text:span text:style-name="Fuente_20_de_20_párrafo_20_predeter."><text:span text:style-name="T4"><text:s text:c="8"/>inicio(Declaraciones.n,Declaraciones.dir) ||</text:span></text:span></text:p>
      <text:p text:style-name="Standard"><text:span text:style-name="Fuente_20_de_20_párrafo_20_predeter."><text:span text:style-name="T4"><text:s text:c="8"/>ir-a(Declaraciones.etq) <text:s text:c="9"/>||</text:span></text:span></text:p>
      <text:p text:style-name="Standard"><text:span text:style-name="Fuente_20_de_20_párrafo_20_predeter."><text:span text:style-name="T4"><text:s text:c="8"/>Declaraciones.cod <text:s text:c="15"/>||</text:span></text:span></text:p>
      <text:p text:style-name="Standard"><text:span text:style-name="Fuente_20_de_20_párrafo_20_predeter."><text:span text:style-name="T4"><text:s text:c="8"/>Instrucciones.cod <text:s text:c="6"/>||</text:span></text:span></text:p>
      <text:p text:style-name="Standard"><text:span text:style-name="Fuente_20_de_20_párrafo_20_predeter."><text:span text:style-name="T4"><text:s text:c="8"/>stop</text:span></text:span></text:p>
      <text:p text:style-name="Standard"><text:span text:style-name="Fuente_20_de_20_párrafo_20_predeter."><text:span text:style-name="T4"><text:s text:c="4"/>Declaraciones.etqh <text:s text:c="5"/>= longInicio + 1</text:span></text:span></text:p>
      <text:p text:style-name="Standard"><text:span text:style-name="Fuente_20_de_20_párrafo_20_predeter."><text:span text:style-name="T4"><text:s text:c="4"/>Instrucciones.etqh <text:s text:c="5"/>= Declaraciones.etq</text:span></text:span></text:p>
      <text:p text:style-name="Standard"><text:span text:style-name="Fuente_20_de_20_párrafo_20_predeter."><text:span text:style-name="T4"><text:s text:c="4"/>Declaraciones.dirh <text:s text:c="5"/>= 0</text:span></text:span></text:p>
      <text:p text:style-name="Standard"><text:span text:style-name="Fuente_20_de_20_párrafo_20_predeter."><text:span text:style-name="T4"><text:s text:c="4"/>Declaraciones.nh <text:s text:c="7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Declaraciones → Declaraciones ; Declaracion</text:span></text:span></text:p>
      <text:p text:style-name="Standard"><text:span text:style-name="Fuente_20_de_20_párrafo_20_predeter."><text:span text:style-name="T4"><text:s text:c="4"/>Declaraciones0.ts <text:s text:c="6"/>= <text:tab/><text:tab/><text:tab/><text:tab/><text:tab/><text:tab/><text:tab/><text:tab/><text:tab/><text:tab/><text:tab/><text:tab/><text:tab/><text:tab/>añadeID(Declaraciones1.ts,Declaracion.id,Declaracion.props)</text:span></text:span></text:p>
      <text:p text:style-name="Standard"><text:span text:style-name="Fuente_20_de_20_párrafo_20_predeter."><text:span text:style-name="T4"><text:s text:c="4"/>Declaraciones1.dirh <text:s text:c="4"/>= Declaraciones0.dirh</text:span></text:span></text:p>
      <text:p text:style-name="Standard"><text:span text:style-name="Fuente_20_de_20_párrafo_20_predeter."><text:span text:style-name="T4"><text:s text:c="4"/>Declaraciones0.dir <text:s text:c="5"/>= Declaraciones1.dir + Declaracion.tam</text:span></text:span></text:p>
      <text:p text:style-name="Standard"><text:span text:style-name="Fuente_20_de_20_párrafo_20_predeter."><text:span text:style-name="T4"><text:s text:c="4"/>Declaracion.dirh <text:s text:c="7"/>= Declaraciones1.dir</text:span></text:span></text:p>
      <text:p text:style-name="Standard"><text:span text:style-name="Fuente_20_de_20_párrafo_20_predeter."><text:span text:style-name="T4"><text:s text:c="4"/>Declaraciones1.nh <text:s text:c="6"/>= Declaraciones0.nh</text:span></text:span></text:p>
      <text:p text:style-name="Standard"><text:span text:style-name="Fuente_20_de_20_párrafo_20_predeter."><text:span text:style-name="T4"><text:tab/>Declaracion.nh<text:tab/><text:tab/><text:tab/>= Declaraciones0.nh</text:span></text:span></text:p>
      <text:p text:style-name="Standard"><text:span text:style-name="Fuente_20_de_20_párrafo_20_predeter."><text:span text:style-name="T4"><text:s text:c="4"/>Declaraciones0.n <text:s text:c="7"/>= max(Declaraciones1.n,Declaracion.n)</text:span></text:span></text:p>
      <text:p text:style-name="Standard"><text:span text:style-name="Fuente_20_de_20_párrafo_20_predeter."><text:span text:style-name="T4"><text:s text:c="4"/>Declaraciones1.etqh <text:s text:c="4"/>= Declaraciones0.etqh</text:span></text:span></text:p>
      <text:p text:style-name="Standard"><text:span text:style-name="Fuente_20_de_20_párrafo_20_predeter."><text:span text:style-name="T4"><text:s text:c="4"/>Declaracion.etqh <text:s text:c="7"/>= Declaraciones1.etq</text:span></text:span></text:p>
      <text:p text:style-name="Standard"><text:span text:style-name="Fuente_20_de_20_párrafo_20_predeter."><text:span text:style-name="T4"><text:s text:c="4"/>Declaraciones0.etq <text:s text:c="5"/>= Declaracion.etq</text:span></text:span></text:p>
      <text:p text:style-name="Standard"><text:span text:style-name="Fuente_20_de_20_párrafo_20_predeter."><text:span text:style-name="T4"><text:s text:c="4"/>Declaraciones0.cod <text:s text:c="5"/>= Declaraciones1.cod ||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Declaraciones → Declaracion</text:span></text:span></text:p>
      <text:p text:style-name="Standard"><text:span text:style-name="Fuente_20_de_20_párrafo_20_predeter."><text:span text:style-name="T4"><text:s text:c="4"/>Declaraciones.ts <text:s text:c="7"/>= </text:span></text:span></text:p>
      <text:p text:style-name="Standard"><text:span text:style-name="Fuente_20_de_20_párrafo_20_predeter."><text:span text:style-name="T4"><text:tab/><text:tab/>añadeID(Declaraciones.ts,Declaracion.id,Declaracion.props)</text:span></text:span></text:p>
      <text:p text:style-name="Standard"><text:span text:style-name="Fuente_20_de_20_párrafo_20_predeter."><text:span text:style-name="T4"><text:s text:c="4"/>Declaraciones.dir <text:s text:c="6"/>= Declaraciones.dirh + Declaracion.tam</text:span></text:span></text:p>
      <text:p text:style-name="Standard"><text:span text:style-name="Fuente_20_de_20_párrafo_20_predeter."><text:span text:style-name="T4"><text:s text:c="4"/>Declaracion.dirh <text:s text:c="7"/>= Declaraciones.dirh</text:span></text:span></text:p>
      <text:p text:style-name="Standard"><text:soft-page-break/><text:span text:style-name="Fuente_20_de_20_párrafo_20_predeter."><text:span text:style-name="T4"><text:s text:c="4"/>Declaracion.nh <text:s text:c="9"/>= Declaraciones.nh</text:span></text:span></text:p>
      <text:p text:style-name="Standard"><text:span text:style-name="Fuente_20_de_20_párrafo_20_predeter."><text:span text:style-name="T4"><text:s text:c="4"/>Declaraciones.n <text:s text:c="8"/>= Declaracion.n</text:span></text:span></text:p>
      <text:p text:style-name="Standard"><text:span text:style-name="Fuente_20_de_20_párrafo_20_predeter."><text:span text:style-name="T4"><text:s text:c="4"/>Declaracion.etqh <text:s text:c="7"/>= Declaraciones.etqh</text:span></text:span></text:p>
      <text:p text:style-name="Standard"><text:span text:style-name="Fuente_20_de_20_párrafo_20_predeter."><text:span text:style-name="T4"><text:s text:c="4"/>Declaraciones.etq <text:s text:c="6"/>= Declaracion.etq</text:span></text:span></text:p>
      <text:p text:style-name="Standard"><text:span text:style-name="Fuente_20_de_20_párrafo_20_predeter."><text:span text:style-name="T4"><text:s text:c="4"/>Declaraciones.cod <text:s text:c="6"/>=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Declaracion → DeclaracionTipo</text:span></text:span></text:p>
      <text:p text:style-name="Standard"><text:span text:style-name="Fuente_20_de_20_párrafo_20_predeter."><text:span text:style-name="T4"><text:s text:c="4"/>Declaracion.props <text:s text:c="4"/><text:tab/>= DeclaracionTipo.props ++ &lt;&gt; </text:span></text:span></text:p>
      <text:p text:style-name="Standard"><text:span text:style-name="Fuente_20_de_20_párrafo_20_predeter."><text:span text:style-name="T4"><text:s text:c="4"/>Declaracion.tam <text:s text:c="8"/>= 0</text:span></text:span></text:p>
      <text:p text:style-name="Standard"><text:span text:style-name="Fuente_20_de_20_párrafo_20_predeter."><text:span text:style-name="T4"><text:s text:c="4"/>Declaracion.n <text:s text:c="10"/>= Declaracion.nh</text:span></text:span></text:p>
      <text:p text:style-name="Standard"><text:span text:style-name="Fuente_20_de_20_párrafo_20_predeter."><text:span text:style-name="T4"><text:s text:c="4"/>Declaracion.cod <text:s text:c="8"/>= λ</text:span></text:span></text:p>
      <text:p text:style-name="Standard"><text:span text:style-name="Fuente_20_de_20_párrafo_20_predeter."><text:span text:style-name="T4"><text:s text:c="4"/>Declaracion.etq <text:s text:c="8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Declaracion → DeclaracionVariable</text:span></text:span></text:p>
      <text:p text:style-name="Standard"><text:span text:style-name="Fuente_20_de_20_párrafo_20_predeter."><text:span text:style-name="T4"><text:s text:c="4"/>DeclaracionVariable.props = </text:span></text:span></text:p>
      <text:p text:style-name="Standard"><text:span text:style-name="Fuente_20_de_20_párrafo_20_predeter."><text:span text:style-name="T4"><text:tab/><text:tab/>DeclaracionVariable.props ++ &lt;dir:Declaracion.dirh&gt;</text:span></text:span></text:p>
      <text:p text:style-name="Standard"><text:span text:style-name="Fuente_20_de_20_párrafo_20_predeter."><text:span text:style-name="T4"><text:s text:c="4"/>Declaracion.tam <text:s text:c="12"/>= DeclaracionVariable.props.tipo.tam</text:span></text:span></text:p>
      <text:p text:style-name="Standard"><text:span text:style-name="Fuente_20_de_20_párrafo_20_predeter."><text:span text:style-name="T4"><text:s text:c="4"/>Declaracion.n <text:s text:c="14"/>= Declaracion.nh</text:span></text:span></text:p>
      <text:p text:style-name="Standard"><text:span text:style-name="Fuente_20_de_20_párrafo_20_predeter."><text:span text:style-name="T4"><text:s text:c="4"/>Declaracion.cod <text:s text:c="12"/>= λ</text:span></text:span></text:p>
      <text:p text:style-name="Standard"><text:span text:style-name="Fuente_20_de_20_párrafo_20_predeter."><text:span text:style-name="T4"><text:s text:c="4"/>Declaracion.etq <text:s text:c="12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Declaracion → DeclaracionProcedimiento</text:span></text:span></text:p>
      <text:p text:style-name="Standard"><text:span text:style-name="Fuente_20_de_20_párrafo_20_predeter."><text:span text:style-name="T4"><text:s text:c="4"/>Declaracion.tam <text:s text:c="16"/>= 0</text:span></text:span></text:p>
      <text:p text:style-name="Standard"><text:span text:style-name="Fuente_20_de_20_párrafo_20_predeter."><text:span text:style-name="T4"><text:s text:c="4"/>DeclaracionProcedimiento.nh <text:s text:c="4"/>= Declaracion.nh</text:span></text:span></text:p>
      <text:p text:style-name="Standard"><text:span text:style-name="Fuente_20_de_20_párrafo_20_predeter."><text:span text:style-name="T4"><text:s text:c="4"/>Declaracion.n <text:s text:c="18"/>= DeclaracionProcedimiento.n</text:span></text:span></text:p>
      <text:p text:style-name="Standard"><text:span text:style-name="Fuente_20_de_20_párrafo_20_predeter."><text:span text:style-name="T4"><text:s text:c="4"/>DeclaracionProcedimiento.etqh <text:s text:c="2"/>= Declaracion.etqh</text:span></text:span></text:p>
      <text:p text:style-name="Standard"><text:span text:style-name="Fuente_20_de_20_párrafo_20_predeter."><text:span text:style-name="T4"><text:s text:c="4"/>Declaracion.etq <text:s text:c="16"/>= DeclaracionProcedimiento.etq</text:span></text:span></text:p>
      <text:p text:style-name="Standard"><text:span text:style-name="Fuente_20_de_20_párrafo_20_predeter."><text:span text:style-name="T4"><text:s text:c="4"/>Declaracion.cod <text:s text:c="16"/>= DeclaracionProcedimiento.cod</text:span></text:span></text:p>
      <text:p text:style-name="Standard"><text:span text:style-name="Fuente_20_de_20_párrafo_20_predeter."><text:span text:style-name="T4"><text:s text:c="4"/>Declaracion.props <text:s text:c="14"/>= DeclaracionProcedimiento.props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Boolean</text:span></text:span></text:p>
      <text:p text:style-name="Standard"><text:span text:style-name="Fuente_20_de_20_párrafo_20_predeter."><text:span text:style-name="T4"><text:s text:c="4"/>Tipo.tipo = &lt;t:boolean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Character</text:span></text:span></text:p>
      <text:p text:style-name="Standard"><text:span text:style-name="Fuente_20_de_20_párrafo_20_predeter."><text:span text:style-name="T4"><text:s text:c="4"/>Tipo.tipo = &lt;t:charact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Float</text:span></text:span></text:p>
      <text:p text:style-name="Standard"><text:span text:style-name="Fuente_20_de_20_párrafo_20_predeter."><text:span text:style-name="T4"><text:s text:c="4"/>Tipo.tipo = &lt;t:float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Natural</text:span></text:span></text:p>
      <text:p text:style-name="Standard"><text:span text:style-name="Fuente_20_de_20_párrafo_20_predeter."><text:span text:style-name="T4"><text:s text:c="4"/>Tipo.tipo = &lt;t:natural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Integer</text:span></text:span></text:p>
      <text:p text:style-name="Standard"><text:span text:style-name="Fuente_20_de_20_párrafo_20_predeter."><text:span text:style-name="T4"><text:s text:c="4"/>Tipo.tipo = &lt;t:integ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iden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ref,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am:Tipo.tsh[iden.lex]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array [num] of Tipo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nelems:valorDe(num.lex),</text:span></text:span></text:p>
      <text:p text:style-name="Standard"><text:span text:style-name="Fuente_20_de_20_párrafo_20_predeter."><text:span text:style-name="T4"><text:s text:c="12"/>tbase:Tipo.tipo,</text:span></text:span></text:p>
      <text:p text:style-name="Standard"><text:span text:style-name="Fuente_20_de_20_párrafo_20_predeter."><text:span text:style-name="T4"><text:s text:c="12"/>tam:valorDe(num.lex)*Tipo1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^Tipo</text:span></text:span></text:p>
      <text:p text:style-name="Standard"><text:span text:style-name="Fuente_20_de_20_párrafo_20_predeter."><text:span text:style-name="T4"><text:s text:c="4"/>Tipo0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oft-page-break/><text:span text:style-name="Fuente_20_de_20_párrafo_20_predeter."><text:span text:style-name="T4"><text:s text:c="12"/>t:puntero,</text:span></text:span></text:p>
      <text:p text:style-name="Standard"><text:span text:style-name="Fuente_20_de_20_párrafo_20_predeter."><text:span text:style-name="T4"><text:s text:c="12"/>tbase:Tipo1.tipo,</text:span></text:span></text:p>
      <text:p text:style-name="Standard"><text:span text:style-name="Fuente_20_de_20_párrafo_20_predeter."><text:span text:style-name="T4"><text:s text:c="12"/>tam:1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Tipo → reg Campos freg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campos:Campos.campos,</text:span></text:span></text:p>
      <text:p text:style-name="Standard"><text:span text:style-name="Fuente_20_de_20_párrafo_20_predeter."><text:span text:style-name="T4"><text:s text:c="12"/>tam:Campos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Campos → Campos ; Campo</text:span></text:span></text:p>
      <text:p text:style-name="Standard"><text:span text:style-name="Fuente_20_de_20_párrafo_20_predeter."><text:span text:style-name="T4"><text:s text:c="4"/>Campos0.tam = Campos1.tam + Campo.tam</text:span></text:span></text:p>
      <text:p text:style-name="Standard"><text:span text:style-name="Fuente_20_de_20_párrafo_20_predeter."><text:span text:style-name="T4"><text:s text:c="4"/>Campo.desh <text:s/>= Campos1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Campos → Campo</text:span></text:span></text:p>
      <text:p text:style-name="Standard"><text:span text:style-name="Fuente_20_de_20_párrafo_20_predeter."><text:span text:style-name="T4"><text:s text:c="4"/>Campos.tam = Campo.tam</text:span></text:span></text:p>
      <text:p text:style-name="Standard"><text:span text:style-name="Fuente_20_de_20_párrafo_20_predeter."><text:span text:style-name="T4"><text:s text:c="4"/>Campo.desh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Campo → Tipo id</text:span></text:span></text:p>
      <text:p text:style-name="Standard"><text:span text:style-name="Fuente_20_de_20_párrafo_20_predeter."><text:span text:style-name="T4"><text:s text:c="4"/>Campo.cam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ipo:Tipo.tipo,</text:span></text:span></text:p>
      <text:p text:style-name="Standard"><text:span text:style-name="Fuente_20_de_20_párrafo_20_predeter."><text:span text:style-name="T4"><text:s text:c="12"/>desp:Campo.desph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><text:s text:c="4"/>Campo.tam <text:s text:c="2"/>= Tipo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DeclaracionProcedimiento → proc iden FParametros Bloque fproc</text:span></text:span></text:p>
      <text:p text:style-name="Standard"><text:span text:style-name="Fuente_20_de_20_párrafo_20_predeter."><text:span text:style-name="T4"><text:s text:c="4"/>Bloque.dirh <text:s text:c="21"/>= FParametros.dir</text:span></text:span></text:p>
      <text:p text:style-name="Standard"><text:span text:style-name="Fuente_20_de_20_párrafo_20_predeter."><text:span text:style-name="T4"><text:s text:c="4"/>FParametros.nh <text:s text:c="18"/>= Bloque.nh = DeclaracionProcedimiento.nh + 1</text:span></text:span></text:p>
      <text:p text:style-name="Standard"><text:span text:style-name="Fuente_20_de_20_párrafo_20_predeter."><text:span text:style-name="T4"><text:s text:c="4"/>DeclaracionProcedimiento.n <text:s text:c="6"/>= Bloque.n</text:span></text:span></text:p>
      <text:p text:style-name="Standard"><text:span text:style-name="Fuente_20_de_20_párrafo_20_predeter."><text:span text:style-name="T4"><text:s text:c="4"/>DeclaracionProcedimiento.cod <text:s text:c="4"/>= Bloque.cod</text:span></text:span></text:p>
      <text:p text:style-name="Standard"><text:span text:style-name="Fuente_20_de_20_párrafo_20_predeter."><text:span text:style-name="T4"><text:s text:c="4"/>DeclaracionProcedimiento.props <text:s text:c="2"/>= &lt;inicio:Bloque.inicio&gt;</text:span></text:span></text:p>
      <text:p text:style-name="Standard"><text:span text:style-name="Fuente_20_de_20_párrafo_20_predeter."><text:span text:style-name="T4"><text:s text:c="4"/>Bloque.etqh <text:s text:c="21"/>= DeclaracionProcedimiento.etqh</text:span></text:span></text:p>
      <text:p text:style-name="Standard"><text:span text:style-name="Fuente_20_de_20_párrafo_20_predeter."><text:span text:style-name="T4"><text:s text:c="4"/>DeclaracionProcedimiento.etq <text:s text:c="4"/>= Bloque.etq</text:span></text:span></text:p>
      <text:p text:style-name="Standard"><text:span text:style-name="Fuente_20_de_20_párrafo_20_predeter."><text:span text:style-name="T4"><text:s text:c="4"/>Bloque.tsph <text:s text:c="21"/>=</text:span></text:span></text:p>
      <text:p text:style-name="Standard"><text:span text:style-name="Fuente_20_de_20_párrafo_20_predeter."><text:span text:style-name="T4"><text:s text:c="8"/>añadeID(</text:span></text:span></text:p>
      <text:p text:style-name="Standard"><text:span text:style-name="Fuente_20_de_20_párrafo_20_predeter."><text:span text:style-name="T4"><text:s text:c="12"/>FParametros.ts,</text:span></text:span></text:p>
      <text:p text:style-name="Standard"><text:span text:style-name="Fuente_20_de_20_párrafo_20_predeter."><text:span text:style-name="T4"><text:s text:c="12"/>DecProp.id,</text:span></text:span></text:p>
      <text:p text:style-name="Standard"><text:span text:style-name="Fuente_20_de_20_párrafo_20_predeter."><text:span text:style-name="T4"><text:s text:c="12"/>DeclaracionProcedimiento.props)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FParametros → ( LFParametros )</text:span></text:span></text:p>
      <text:p text:style-name="Standard"><text:span text:style-name="Fuente_20_de_20_párrafo_20_predeter."><text:span text:style-name="T4"><text:s text:c="4"/>FParametros.dir = LFParametros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FParametros → λ</text:span></text:span></text:p>
      <text:p text:style-name="Standard"><text:span text:style-name="Fuente_20_de_20_párrafo_20_predeter."><text:span text:style-name="T4"><text:s text:c="4"/>FParametros.dir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LFParametros → LFParametros, FParametro</text:span></text:span></text:p>
      <text:p text:style-name="Standard"><text:span text:style-name="Fuente_20_de_20_párrafo_20_predeter."><text:span text:style-name="T4"><text:s text:c="4"/>LFParametros0.ts <text:s text:c="3"/>= añadeID(LFParametros1.ts,FParametro.id,</text:span></text:span></text:p>
      <text:p text:style-name="Standard"><text:span text:style-name="Fuente_20_de_20_párrafo_20_predeter."><text:span text:style-name="T4"><text:s text:c="27"/>FParametro.props ⊗ &lt;dir:LFParametros1.dir&gt;)</text:span></text:span></text:p>
      <text:p text:style-name="Standard"><text:span text:style-name="Fuente_20_de_20_párrafo_20_predeter."><text:span text:style-name="T4"><text:s text:c="4"/>LFParametros0.dir <text:s text:c="2"/>= LFParametros1.dir + FParametro.tam</text:span></text:span></text:p>
      <text:p text:style-name="Standard"><text:span text:style-name="Fuente_20_de_20_párrafo_20_predeter."><text:span text:style-name="T4"><text:s text:c="4"/>FParametro.dirh <text:s text:c="4"/>= LFParametros1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LFParametro → FParametro</text:span></text:span></text:p>
      <text:p text:style-name="Standard"><text:span text:style-name="Fuente_20_de_20_párrafo_20_predeter."><text:span text:style-name="T4"><text:s text:c="4"/>LFParametro.ts <text:s text:c="5"/>= añadeID(LFParametro.tsh, FParametro.id,FParametro.props ⊗ &lt;dir:0&gt;)</text:span></text:span></text:p>
      <text:p text:style-name="Standard"><text:soft-page-break/><text:span text:style-name="Fuente_20_de_20_párrafo_20_predeter."><text:span text:style-name="T4"><text:s text:c="4"/>LFParametro.dir <text:s text:c="4"/>= FParametro.tam</text:span></text:span></text:p>
      <text:p text:style-name="Standard"><text:span text:style-name="Fuente_20_de_20_párrafo_20_predeter."><text:span text:style-name="T4"><text:s text:c="4"/>FParametro.dirh <text:s text:c="4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FParametro → var Tipo id</text:span></text:span></text:p>
      <text:p text:style-name="Standard"><text:span text:style-name="Fuente_20_de_20_párrafo_20_predeter."><text:span text:style-name="T4"><text:s text:c="4"/>FParametro.tam <text:s text:c="5"/>= 1</text:span></text:span></text:p>
      <text:p text:style-name="Standard"><text:span text:style-name="Fuente_20_de_20_párrafo_20_predeter."><text:span text:style-name="T4"><text:s text:c="4"/>FParametro.param <text:s text:c="3"/>= </text:span></text:span></text:p>
      <text:p text:style-name="Standard"><text:span text:style-name="Fuente_20_de_20_párrafo_20_predeter."><text:span text:style-name="T4"><text:tab/><text:tab/>&lt;modo: variable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FParametro → Tipo id</text:span></text:span></text:p>
      <text:p text:style-name="Standard"><text:span text:style-name="Fuente_20_de_20_párrafo_20_predeter."><text:span text:style-name="T4"><text:s text:c="4"/>FParametro.tam <text:s text:c="5"/>= Tipo.tipo.tam</text:span></text:span></text:p>
      <text:p text:style-name="Standard"><text:span text:style-name="Fuente_20_de_20_párrafo_20_predeter."><text:span text:style-name="T4"><text:s text:c="4"/>FParametro.param <text:s text:c="3"/>= &lt;modo: valor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Bloque → Declaraciones &amp;&amp; Instrucciones</text:span></text:span></text:p>
      <text:p text:style-name="Standard"><text:span text:style-name="Fuente_20_de_20_párrafo_20_predeter."><text:span text:style-name="T4"><text:s text:c="4"/>Declaraciones.dirh <text:s text:c="6"/>= Bloque.dirh</text:span></text:span></text:p>
      <text:p text:style-name="Standard"><text:span text:style-name="Fuente_20_de_20_párrafo_20_predeter."><text:span text:style-name="T4"><text:s text:c="4"/>Declaraciones.nh <text:s text:c="8"/>= Bloque.nh</text:span></text:span></text:p>
      <text:p text:style-name="Standard"><text:span text:style-name="Fuente_20_de_20_párrafo_20_predeter."><text:span text:style-name="T4"><text:s text:c="4"/>Bloque.n <text:s text:c="7"/>= Declaraciones.n</text:span></text:span></text:p>
      <text:p text:style-name="Standard"><text:span text:style-name="Fuente_20_de_20_párrafo_20_predeter."><text:span text:style-name="T4"><text:s text:c="4"/>Declaraciones.etqh <text:s text:c="6"/>= Bloque.etqh</text:span></text:span></text:p>
      <text:p text:style-name="Standard"><text:span text:style-name="Fuente_20_de_20_párrafo_20_predeter."><text:span text:style-name="T4"><text:s text:c="4"/>Bloque.inicio <text:s text:c="2"/>= Declaraciones.etq</text:span></text:span></text:p>
      <text:p text:style-name="Standard"><text:span text:style-name="Fuente_20_de_20_párrafo_20_predeter."><text:span text:style-name="T4"><text:s text:c="4"/>Instrucciones.etqh <text:s text:c="7"/>= Declaraciones.etq + longPrologo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12"/>Declaraciones.cod <text:s text:c="19"/>||</text:span></text:span></text:p>
      <text:p text:style-name="Standard"><text:span text:style-name="Fuente_20_de_20_párrafo_20_predeter."><text:span text:style-name="T4"><text:s text:c="12"/>prologo(Bloque.nh,Declaraciones.dir) ||</text:span></text:span></text:p>
      <text:p text:style-name="Standard"><text:span text:style-name="Fuente_20_de_20_párrafo_20_predeter."><text:span text:style-name="T4"><text:s text:c="12"/>Instrucciones.cod <text:s text:c="20"/>||</text:span></text:span></text:p>
      <text:p text:style-name="Standard"><text:span text:style-name="Fuente_20_de_20_párrafo_20_predeter."><text:span text:style-name="T4"><text:s text:c="12"/>epilogo(Bloque.nh) <text:s text:c="9"/>||</text:span></text:span></text:p>
      <text:p text:style-name="Standard"><text:span text:style-name="Fuente_20_de_20_párrafo_20_predeter."><text:span text:style-name="T4"><text:s text:c="12"/>ir-in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Bloque → Instrucciones</text:span></text:span></text:p>
      <text:p text:style-name="Standard"><text:span text:style-name="Fuente_20_de_20_párrafo_20_predeter."><text:span text:style-name="T4"><text:s text:c="4"/>Bloque.n <text:s text:c="7"/>= Bloque.nh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8"/>prologo(Bloque.nh,Bloque.dirh) <text:s/>||</text:span></text:span></text:p>
      <text:p text:style-name="Standard"><text:span text:style-name="Fuente_20_de_20_párrafo_20_predeter."><text:span text:style-name="T4"><text:s text:c="8"/>Instrucciones.cod <text:s text:c="24"/>||</text:span></text:span></text:p>
      <text:p text:style-name="Standard"><text:span text:style-name="Fuente_20_de_20_párrafo_20_predeter."><text:span text:style-name="T4"><text:s text:c="8"/>epilogo(Bloque.nh) <text:s text:c="13"/>||</text:span></text:span></text:p>
      <text:p text:style-name="Standard"><text:span text:style-name="Fuente_20_de_20_párrafo_20_predeter."><text:span text:style-name="T4"><text:s text:c="8"/>ir-ind</text:span></text:span></text:p>
      <text:p text:style-name="Standard"><text:span text:style-name="Fuente_20_de_20_párrafo_20_predeter."><text:span text:style-name="T4"><text:s text:c="4"/>Instrucciones.etqh <text:s text:c="7"/>= Bloque.etqh + longPrologo</text:span></text:span></text:p>
      <text:p text:style-name="Standard"><text:span text:style-name="Fuente_20_de_20_párrafo_20_predeter."><text:span text:style-name="T4"><text:s text:c="4"/>Bloque.inicio <text:s text:c="2"/>= Bloque.etqh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es → Instrucciones ; Instruccion</text:span></text:span></text:p>
      <text:p text:style-name="Standard"><text:span text:style-name="Fuente_20_de_20_párrafo_20_predeter."><text:span text:style-name="T4"><text:s text:c="4"/>Instrucciones0.cod <text:s/>= Instrucciones1.cod || Instruccion.cod</text:span></text:span></text:p>
      <text:p text:style-name="Standard"><text:span text:style-name="Fuente_20_de_20_párrafo_20_predeter."><text:span text:style-name="T4"><text:s text:c="4"/>Instrucciones1.etqh = Instrucciones0.etqh</text:span></text:span></text:p>
      <text:p text:style-name="Standard"><text:span text:style-name="Fuente_20_de_20_párrafo_20_predeter."><text:span text:style-name="T4"><text:s text:c="4"/>Instruccion.etqh <text:s text:c="3"/>= Instrucciones1.etq</text:span></text:span></text:p>
      <text:p text:style-name="Standard"><text:span text:style-name="Fuente_20_de_20_párrafo_20_predeter."><text:span text:style-name="T4"><text:s text:c="4"/>Instrucciones0.etq <text:s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es → Instruccion</text:span></text:span></text:p>
      <text:p text:style-name="Standard"><text:span text:style-name="Fuente_20_de_20_párrafo_20_predeter."><text:span text:style-name="T4"><text:s text:c="4"/>Instrucciones.cod <text:s text:c="2"/>= Instruccion.cod</text:span></text:span></text:p>
      <text:p text:style-name="Standard"><text:span text:style-name="Fuente_20_de_20_párrafo_20_predeter."><text:span text:style-name="T4"><text:s text:c="4"/>Instruccion.etqh <text:s text:c="3"/>= Instrucciones.etqh</text:span></text:span></text:p>
      <text:p text:style-name="Standard"><text:span text:style-name="Fuente_20_de_20_párrafo_20_predeter."><text:span text:style-name="T4"><text:s text:c="4"/>Instrucciones.etq <text:s text:c="2"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Asignacion</text:span></text:span></text:p>
      <text:p text:style-name="Standard"><text:span text:style-name="Fuente_20_de_20_párrafo_20_predeter."><text:span text:style-name="T4"><text:s text:c="4"/>Instrucciones.cod <text:s text:c="6"/>= InstruccionAsignacion.cod</text:span></text:span></text:p>
      <text:p text:style-name="Standard"><text:span text:style-name="Fuente_20_de_20_párrafo_20_predeter."><text:span text:style-name="T4"><text:s text:c="4"/>InsAsignacion.etqh <text:s text:c="5"/>= Instruccion.etzqh</text:span></text:span></text:p>
      <text:p text:style-name="Standard"><text:span text:style-name="Fuente_20_de_20_párrafo_20_predeter."><text:span text:style-name="T4"><text:s text:c="4"/>Instruccion.etq <text:s text:c="8"/>= InstruccionAsigna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Lectura</text:span></text:span></text:p>
      <text:p text:style-name="Standard"><text:span text:style-name="Fuente_20_de_20_párrafo_20_predeter."><text:span text:style-name="T4"><text:s text:c="4"/>Instruccion.cod <text:s text:c="8"/>= InsLectura.cod</text:span></text:span></text:p>
      <text:p text:style-name="Standard"><text:span text:style-name="Fuente_20_de_20_párrafo_20_predeter."><text:span text:style-name="T4"><text:s text:c="4"/>InsLectura.etqh <text:s text:c="8"/>= Instruccion.etqh</text:span></text:span></text:p>
      <text:p text:style-name="Standard"><text:span text:style-name="Fuente_20_de_20_párrafo_20_predeter."><text:span text:style-name="T4"><text:s text:c="4"/>Instruccion.etq <text:s text:c="8"/>= InsLec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Escritura</text:span></text:span></text:p>
      <text:p text:style-name="Standard"><text:span text:style-name="Fuente_20_de_20_párrafo_20_predeter."><text:span text:style-name="T4"><text:s text:c="4"/>Instruccion.cod <text:s text:c="8"/>= InsEscritura.cod</text:span></text:span></text:p>
      <text:p text:style-name="Standard"><text:span text:style-name="Fuente_20_de_20_párrafo_20_predeter."><text:span text:style-name="T4"><text:s text:c="4"/>InsEscritura.etqh <text:s text:c="6"/>= Instruccion.etqh</text:span></text:span></text:p>
      <text:p text:style-name="Standard"><text:soft-page-break/><text:span text:style-name="Fuente_20_de_20_párrafo_20_predeter."><text:span text:style-name="T4"><text:s text:c="4"/>Instruccion.etq <text:s text:c="8"/>= InsEscri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Compuesta</text:span></text:span></text:p>
      <text:p text:style-name="Standard"><text:span text:style-name="Fuente_20_de_20_párrafo_20_predeter."><text:span text:style-name="T4"><text:s text:c="4"/>Instruccion.cod <text:s text:c="8"/>= InsCompuesta.cod</text:span></text:span></text:p>
      <text:p text:style-name="Standard"><text:span text:style-name="Fuente_20_de_20_párrafo_20_predeter."><text:span text:style-name="T4"><text:s text:c="4"/>InsCompuesta.etqh <text:s text:c="6"/>= Instruccion.etqh</text:span></text:span></text:p>
      <text:p text:style-name="Standard"><text:span text:style-name="Fuente_20_de_20_párrafo_20_predeter."><text:span text:style-name="T4"><text:s text:c="4"/>Instruccion.etq <text:s text:c="8"/>= InsCompuest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If</text:span></text:span></text:p>
      <text:p text:style-name="Standard"><text:span text:style-name="Fuente_20_de_20_párrafo_20_predeter."><text:span text:style-name="T4"><text:s text:c="4"/>Instruccion.cod <text:s text:c="8"/>= InsIf.cod</text:span></text:span></text:p>
      <text:p text:style-name="Standard"><text:span text:style-name="Fuente_20_de_20_párrafo_20_predeter."><text:span text:style-name="T4"><text:s text:c="4"/>InsIf.etqh <text:s text:c="13"/>= Instruccion.etqh</text:span></text:span></text:p>
      <text:p text:style-name="Standard"><text:span text:style-name="Fuente_20_de_20_párrafo_20_predeter."><text:span text:style-name="T4"><text:s text:c="4"/>Instruccion.etq <text:s text:c="8"/>= InsIf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While</text:span></text:span></text:p>
      <text:p text:style-name="Standard"><text:span text:style-name="Fuente_20_de_20_párrafo_20_predeter."><text:span text:style-name="T4"><text:s text:c="4"/>Instruccion.cod <text:s text:c="8"/>= InsWhile.cod</text:span></text:span></text:p>
      <text:p text:style-name="Standard"><text:span text:style-name="Fuente_20_de_20_párrafo_20_predeter."><text:span text:style-name="T4"><text:s text:c="4"/>InsWhile.etqh <text:s text:c="10"/>= Instruccion.etqh</text:span></text:span></text:p>
      <text:p text:style-name="Standard"><text:span text:style-name="Fuente_20_de_20_párrafo_20_predeter."><text:span text:style-name="T4"><text:s text:c="4"/>Instruccion.etq <text:s text:c="8"/>= InsWhile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For</text:span></text:span></text:p>
      <text:p text:style-name="Standard"><text:span text:style-name="Fuente_20_de_20_párrafo_20_predeter."><text:span text:style-name="T4"><text:s text:c="4"/>Instruccion.cod <text:s text:c="8"/>= InsFor.cod</text:span></text:span></text:p>
      <text:p text:style-name="Standard"><text:span text:style-name="Fuente_20_de_20_párrafo_20_predeter."><text:span text:style-name="T4"><text:s text:c="4"/>InsFor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For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New</text:span></text:span></text:p>
      <text:p text:style-name="Standard"><text:span text:style-name="Fuente_20_de_20_párrafo_20_predeter."><text:span text:style-name="T4"><text:s text:c="4"/>Instruccion.cod <text:s text:c="8"/>= InsNew.cod</text:span></text:span></text:p>
      <text:p text:style-name="Standard"><text:span text:style-name="Fuente_20_de_20_párrafo_20_predeter."><text:span text:style-name="T4"><text:s text:c="4"/>InsNew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New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Dis</text:span></text:span></text:p>
      <text:p text:style-name="Standard"><text:span text:style-name="Fuente_20_de_20_párrafo_20_predeter."><text:span text:style-name="T4"><text:s text:c="4"/>Instruccion.cod <text:s text:c="8"/>= InsDis.cod</text:span></text:span></text:p>
      <text:p text:style-name="Standard"><text:span text:style-name="Fuente_20_de_20_párrafo_20_predeter."><text:span text:style-name="T4"><text:s text:c="4"/>InsDis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Di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truccion → InsProcedimiento</text:span></text:span></text:p>
      <text:p text:style-name="Standard"><text:span text:style-name="Fuente_20_de_20_párrafo_20_predeter."><text:span text:style-name="T4"><text:s text:c="4"/>InsProcedimiento.etqh <text:s text:c="2"/>= Instruccion.etqh</text:span></text:span></text:p>
      <text:p text:style-name="Standard"><text:span text:style-name="Fuente_20_de_20_párrafo_20_predeter."><text:span text:style-name="T4"><text:s text:c="4"/>Instruccion.etq <text:s text:c="8"/>= InsProcedimiento.etq</text:span></text:span></text:p>
      <text:p text:style-name="Standard"><text:span text:style-name="Fuente_20_de_20_párrafo_20_predeter."><text:span text:style-name="T4"><text:s text:c="4"/>Instruccion.cod <text:s text:c="8"/>= InsProcedimiento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Lectura → in(id)</text:span></text:span></text:p>
      <text:p text:style-name="Standard"><text:span text:style-name="Fuente_20_de_20_párrafo_20_predeter."><text:span text:style-name="T4"><text:s text:c="4"/></text:span></text:span><text:span text:style-name="Fuente_20_de_20_párrafo_20_predeter."><text:span text:style-name="T5">InsLectura.cod <text:tab/>= </text:span></text:span></text:p>
      <text:p text:style-name="P17"><text:span text:style-name="Fuente_20_de_20_párrafo_20_predeter."><text:span text:style-name="T7"><text:tab/><text:tab/>accesoVar(InsLectura.tsh[id.lex].props) ||</text:span></text:span></text:p>
      <text:p text:style-name="P17"><text:span text:style-name="Fuente_20_de_20_párrafo_20_predeter."><text:span text:style-name="T7"><text:tab/><text:tab/>in<text:tab/>||</text:span></text:span></text:p>
      <text:p text:style-name="P17"><text:span text:style-name="Fuente_20_de_20_párrafo_20_predeter."><text:span text:style-name="T7"><text:tab/><text:tab/>desapilaInd</text:span></text:span></text:p>
      <text:p text:style-name="P17"><text:span text:style-name="Fuente_20_de_20_párrafo_20_predeter."><text:span text:style-name="T5">InsLectura.etq <text:tab/>= InsLectura.etqh + <text:tab/><text:tab/><text:tab/><text:tab/><text:tab/><text:tab/><text:tab/><text:tab/><text:tab/><text:tab/><text:tab/><text:tab/><text:tab/><text:tab/><text:tab/><text:tab/>longAccesoVar(InsLectura.tsh[id.lex].props)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Escritura → out(Expresion)</text:span></text:span></text:p>
      <text:p text:style-name="Standard"><text:span text:style-name="Fuente_20_de_20_párrafo_20_predeter."><text:span text:style-name="T4"><text:s text:c="4"/>InsEscritura.cod <text:s text:c="2"/>= Expresion.cod || out</text:span></text:span></text:p>
      <text:p text:style-name="Standard"><text:span text:style-name="Fuente_20_de_20_párrafo_20_predeter."><text:span text:style-name="T4"><text:s text:c="4"/>Expresion.etqh <text:s text:c="10"/>= InsEscritura.etqh</text:span></text:span></text:p>
      <text:p text:style-name="Standard"><text:span text:style-name="Fuente_20_de_20_párrafo_20_predeter."><text:span text:style-name="T4"><text:s text:c="4"/>InsEscritura.etq <text:s text:c="2"/>= Expresion.etq + 1</text:span></text:span></text:p>
      <text:p text:style-name="Standard"><text:span text:style-name="Fuente_20_de_20_párrafo_20_predeter."><text:span text:style-name="T4"><text:s text:c="4"/>Expresion.parh <text:s text:c="10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Asignación → Mem := Expresion</text:span></text:span></text:p>
      <text:p text:style-name="Standard"><text:span text:style-name="Fuente_20_de_20_párrafo_20_predeter."><text:span text:style-name="T4"><text:s text:c="4"/>InsAsignación.cod =</text:span></text:span></text:p>
      <text:p text:style-name="Standard"><text:span text:style-name="Fuente_20_de_20_párrafo_20_predeter."><text:span text:style-name="T4"><text:s text:c="8"/>si esCompatibleConTipoBasico(Mem.tipo,Expresion.tsh)</text:span></text:span></text:p>
      <text:p text:style-name="Standard"><text:span text:style-name="Fuente_20_de_20_párrafo_20_predeter."><text:span text:style-name="T4"><text:s text:c="12"/>Mem.cod || Expresion.cod || des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 || Expresion.cod || mueve(Mem.tipo.tam)</text:span></text:span></text:p>
      <text:p text:style-name="Standard"><text:span text:style-name="Fuente_20_de_20_párrafo_20_predeter."><text:span text:style-name="T4"><text:s text:c="4"/>Mem.etqh <text:s text:c="9"/>= InsAsignación.etqh</text:span></text:span></text:p>
      <text:p text:style-name="Standard"><text:span text:style-name="Fuente_20_de_20_párrafo_20_predeter."><text:span text:style-name="T4"><text:s text:c="4"/>Expresion.etqh <text:s text:c="9"/>= Mem.etq</text:span></text:span></text:p>
      <text:p text:style-name="Standard"><text:span text:style-name="Fuente_20_de_20_párrafo_20_predeter."><text:span text:style-name="T4"><text:s text:c="4"/>InsAsignación.etq = Expresion.etq + 1</text:span></text:span></text:p>
      <text:p text:style-name="Standard"><text:span text:style-name="Fuente_20_de_20_párrafo_20_predeter."><text:span text:style-name="T4"><text:s text:c="4"/>Expresion.parh <text:s text:c="9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Compuesta → { Instrucciones }</text:span></text:span></text:p>
      <text:p text:style-name="Standard"><text:soft-page-break/><text:span text:style-name="Fuente_20_de_20_párrafo_20_predeter."><text:span text:style-name="T4"><text:s text:c="4"/>InsCompuesta.cod <text:s text:c="3"/>= Instrucciones.cod</text:span></text:span></text:p>
      <text:p text:style-name="Standard"><text:span text:style-name="Fuente_20_de_20_párrafo_20_predeter."><text:span text:style-name="T4"><text:s text:c="4"/>Instrucciones.etqh <text:s/>= InsCompuesta.etqh</text:span></text:span></text:p>
      <text:p text:style-name="Standard"><text:span text:style-name="Fuente_20_de_20_párrafo_20_predeter."><text:span text:style-name="T4"><text:s text:c="4"/>InsCompuesta.etq <text:s text:c="3"/>= Instruccione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If → if Expresion then Instruccion Pelse</text:span></text:span></text:p>
      <text:p text:style-name="Standard"><text:span text:style-name="Fuente_20_de_20_párrafo_20_predeter."><text:span text:style-name="T4"><text:s text:c="4"/>InsIf.cod <text:s text:c="10"/>=</text:span></text:span></text:p>
      <text:p text:style-name="Standard"><text:span text:style-name="Fuente_20_de_20_párrafo_20_predeter."><text:span text:style-name="T4"><text:s text:c="8"/>Expresion.cod || </text:span></text:span></text:p>
      <text:p text:style-name="Standard"><text:span text:style-name="Fuente_20_de_20_párrafo_20_predeter."><text:span text:style-name="T4"><text:tab/><text:tab/>ir-f(Instruccion.etq + 1) || </text:span></text:span></text:p>
      <text:p text:style-name="Standard"><text:span text:style-name="Fuente_20_de_20_párrafo_20_predeter."><text:span text:style-name="T4"><text:tab/><text:tab/>Instruccion.cod || </text:span></text:span></text:p>
      <text:p text:style-name="Standard"><text:span text:style-name="Fuente_20_de_20_párrafo_20_predeter."><text:span text:style-name="T4"><text:tab/><text:tab/>ir-a(PElse.etq) || </text:span></text:span></text:p>
      <text:p text:style-name="Standard"><text:span text:style-name="Fuente_20_de_20_párrafo_20_predeter."><text:span text:style-name="T4"><text:tab/><text:tab/>PElse.cod</text:span></text:span></text:p>
      <text:p text:style-name="Standard"><text:span text:style-name="Fuente_20_de_20_párrafo_20_predeter."><text:span text:style-name="T4"><text:s text:c="4"/>Expresion.etqh <text:s text:c="5"/>= InsIf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PElse.etqh <text:s text:c="9"/>= Instruccion.etq + 1</text:span></text:span></text:p>
      <text:p text:style-name="Standard"><text:span text:style-name="Fuente_20_de_20_párrafo_20_predeter."><text:span text:style-name="T4"><text:s text:c="4"/>InsIf.etq <text:s text:c="10"/>= PElse.etq</text:span></text:span></text:p>
      <text:p text:style-name="Standard"><text:span text:style-name="Fuente_20_de_20_párrafo_20_predeter."><text:span text:style-name="T4"><text:s text:c="4"/>Expresion.parh <text:s text:c="5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PElse → else Instruccion</text:span></text:span></text:p>
      <text:p text:style-name="Standard"><text:span text:style-name="Fuente_20_de_20_párrafo_20_predeter."><text:span text:style-name="T4"><text:s text:c="4"/>PElse.cod <text:s text:c="10"/>= Instruccion.cod</text:span></text:span></text:p>
      <text:p text:style-name="Standard"><text:span text:style-name="Fuente_20_de_20_párrafo_20_predeter."><text:span text:style-name="T4"><text:s text:c="4"/>PElse.etq <text:s text:c="10"/>= Instruccion.etq</text:span></text:span></text:p>
      <text:p text:style-name="Standard"><text:span text:style-name="Fuente_20_de_20_párrafo_20_predeter."><text:span text:style-name="T4"><text:s text:c="4"/>Instruccion.etqh <text:s text:c="3"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PElse → λ</text:span></text:span></text:p>
      <text:p text:style-name="Standard"><text:span text:style-name="Fuente_20_de_20_párrafo_20_predeter."><text:span text:style-name="T4"><text:s text:c="4"/>PElse.cod <text:s/>= λ</text:span></text:span></text:p>
      <text:p text:style-name="Standard"><text:span text:style-name="Fuente_20_de_20_párrafo_20_predeter."><text:span text:style-name="T4"><text:s text:c="4"/>PElse.etq <text:s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While → while Expresion do Instruccion</text:span></text:span></text:p>
      <text:p text:style-name="Standard"><text:span text:style-name="Fuente_20_de_20_párrafo_20_predeter."><text:span text:style-name="T4"><text:s text:c="4"/>InsWhile.cod <text:s text:c="7"/>=</text:span></text:span></text:p>
      <text:p text:style-name="Standard"><text:span text:style-name="Fuente_20_de_20_párrafo_20_predeter."><text:span text:style-name="T4"><text:s text:c="8"/>Expresion.cod <text:s text:c="14"/>||</text:span></text:span></text:p>
      <text:p text:style-name="Standard"><text:span text:style-name="Fuente_20_de_20_párrafo_20_predeter."><text:span text:style-name="T4"><text:s text:c="8"/>ir-f(Instruccion.etq + 1) <text:s text:c="2"/>||</text:span></text:span></text:p>
      <text:p text:style-name="Standard"><text:span text:style-name="Fuente_20_de_20_párrafo_20_predeter."><text:span text:style-name="T4"><text:s text:c="8"/>Instruccion.cod <text:s text:c="12"/>||</text:span></text:span></text:p>
      <text:p text:style-name="Standard"><text:span text:style-name="Fuente_20_de_20_párrafo_20_predeter."><text:span text:style-name="T4"><text:s text:c="8"/>ir-a(InsWhile.etqh)</text:span></text:span></text:p>
      <text:p text:style-name="Standard"><text:span text:style-name="Fuente_20_de_20_párrafo_20_predeter."><text:span text:style-name="T4"><text:s text:c="4"/>Expresion.etqh <text:s text:c="5"/>= InsWhile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InsWhile.etq <text:s text:c="7"/>= Instruccion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For → for id=Expresion to Expresion do Instruccion</text:span></text:span></text:p>
      <text:p text:style-name="Standard"><text:span text:style-name="Fuente_20_de_20_párrafo_20_predeter."><text:span text:style-name="T4"><text:s text:c="4"/>InsFor.cod <text:s/>=</text:span></text:span></text:p>
      <text:p text:style-name="P19"><text:span text:style-name="Fuente_20_de_20_párrafo_20_predeter."><text:span text:style-name="T8"><text:tab/><text:tab/>accesoVar(InsFor.tsh[id.lex].props) ||</text:span></text:span></text:p>
      <text:p text:style-name="P20"><text:tab/><text:tab/>Expresion0.cod ||</text:p>
      <text:p text:style-name="P20"><text:tab/><text:tab/>desapila-ind ||</text:p>
      <text:p text:style-name="P20"><text:tab/><text:tab/>Expresion1.cod ||</text:p>
      <text:p text:style-name="P20"><text:tab/><text:tab/>Copia ||</text:p>
      <text:p text:style-name="P20"><text:tab/><text:tab/>accesoVar(InsFor.tsh[id.lex].props) <text:tab/>||</text:p>
      <text:p text:style-name="P20"><text:tab/><text:tab/>apila-ind<text:tab/><text:tab/><text:tab/><text:tab/><text:tab/><text:tab/><text:tab/>||</text:p>
      <text:p text:style-name="P19"><text:tab/><text:tab/>igual<text:tab/><text:tab/><text:span text:style-name="Fuente_20_de_20_párrafo_20_predeter."><text:span text:style-name="T4"> <text:s text:c="22"/><text:tab/>||</text:span></text:span></text:p>
      <text:p text:style-name="Standard"><text:span text:style-name="Fuente_20_de_20_párrafo_20_predeter."><text:span text:style-name="T4"><text:s text:c="8"/>ir-v( InsFor.etq - 1) <text:s text:c="14"/><text:tab/>||</text:span></text:span></text:p>
      <text:p text:style-name="Standard"><text:span text:style-name="Fuente_20_de_20_párrafo_20_predeter."><text:span text:style-name="T4"><text:s text:c="8"/>Instruccion.cod <text:s text:c="20"/><text:tab/>||</text:span></text:span></text:p>
      <text:p text:style-name="Standard"><text:span text:style-name="Fuente_20_de_20_párrafo_20_predeter."><text:span text:style-name="T4"><text:s text:c="8"/>apila-dir InsFor.tsh[id.lex].dir <text:s text:c="3"/><text:tab/>||</text:span></text:span></text:p>
      <text:p text:style-name="Standard"><text:span text:style-name="Fuente_20_de_20_párrafo_20_predeter."><text:span text:style-name="T4"><text:s text:c="8"/>apilar 1 <text:s text:c="27"/><text:tab/>||</text:span></text:span></text:p>
      <text:p text:style-name="Standard"><text:span text:style-name="Fuente_20_de_20_párrafo_20_predeter."><text:span text:style-name="T4"><text:s text:c="8"/>sumar <text:s text:c="30"/><text:tab/>||</text:span></text:span></text:p>
      <text:p text:style-name="Standard"><text:span text:style-name="Fuente_20_de_20_párrafo_20_predeter."><text:span text:style-name="T4"><text:s text:c="8"/>desapila-dir InsFor.tsh[id.lex].dir <text:tab/>||</text:span></text:span></text:p>
      <text:p text:style-name="Standard"><text:span text:style-name="Fuente_20_de_20_párrafo_20_predeter."><text:span text:style-name="T4"><text:s text:c="8"/>ir-a (Expresion1.etq)</text:span></text:span></text:p>
      <text:p text:style-name="Standard"><text:span text:style-name="Fuente_20_de_20_párrafo_20_predeter."><text:span text:style-name="T4"><text:s text:c="8"/>pop</text:span></text:span></text:p>
      <text:p text:style-name="Standard"><text:span text:style-name="Fuente_20_de_20_párrafo_20_predeter."><text:span text:style-name="T4"><text:s text:c="4"/>Expresion0.etqh <text:s text:c="2"/>= InsFor.etqh</text:span></text:span></text:p>
      <text:p text:style-name="Standard"><text:span text:style-name="Fuente_20_de_20_párrafo_20_predeter."><text:span text:style-name="T4"><text:s text:c="4"/>Expresion1.etqh <text:s text:c="2"/>= </text:span></text:span></text:p>
      <text:p text:style-name="Standard"><text:span text:style-name="Fuente_20_de_20_párrafo_20_predeter."><text:span text:style-name="T4"><text:tab/><text:tab/>Expresion0.etq + 1 + longAccesoVar</text:span></text:span><text:span text:style-name="Fuente_20_de_20_párrafo_20_predeter."><text:span text:style-name="T8">(InsFor.tsh[id.lex].props)</text:span></text:span></text:p>
      <text:p text:style-name="Standard"><text:span text:style-name="Fuente_20_de_20_párrafo_20_predeter."><text:span text:style-name="T4"><text:s text:c="4"/>Instruccion.etqh <text:s/>= </text:span></text:span></text:p>
      <text:p text:style-name="Standard"><text:span text:style-name="Fuente_20_de_20_párrafo_20_predeter."><text:span text:style-name="T4"><text:tab/><text:tab/>Expresion1.etq + 4 + longAccesoVar</text:span></text:span><text:span text:style-name="Fuente_20_de_20_párrafo_20_predeter."><text:span text:style-name="T8">(InsFor.tsh[id.lex].props)</text:span></text:span></text:p>
      <text:p text:style-name="Standard"><text:span text:style-name="Fuente_20_de_20_párrafo_20_predeter."><text:span text:style-name="T4"><text:s text:c="4"/>InsFor.etq <text:s text:c="7"/>= Instruccion.etq + 6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6">InsNew → new Mem</text:span></text:span></text:p>
      <text:p text:style-name="Standard"><text:span text:style-name="Fuente_20_de_20_párrafo_20_predeter."><text:span text:style-name="T4"><text:s text:c="4"/>InsNew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new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New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8"/>|| desapila-ind</text:span></text:span></text:p>
      <text:p text:style-name="Standard"><text:span text:style-name="Fuente_20_de_20_párrafo_20_predeter."><text:span text:style-name="T4"><text:s text:c="4"/>Mem.etqh <text:s text:c="3"/>= InsNew.etqh</text:span></text:span></text:p>
      <text:p text:style-name="Standard"><text:span text:style-name="Fuente_20_de_20_párrafo_20_predeter."><text:span text:style-name="T4"><text:s text:c="4"/>InsNew.etq <text:s/>= Mem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Dis → delete Mem</text:span></text:span></text:p>
      <text:p text:style-name="Standard"><text:span text:style-name="Fuente_20_de_20_párrafo_20_predeter."><text:span text:style-name="T4"><text:s text:c="4"/>InsDis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del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Dis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4"/>Mem.etqh <text:s text:c="3"/>= InsDis.etqh</text:span></text:span></text:p>
      <text:p text:style-name="Standard"><text:span text:style-name="Fuente_20_de_20_párrafo_20_predeter."><text:span text:style-name="T4"><text:s text:c="4"/>InsDis.etq <text:s/>= Mem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InsProcedimiento → iden AParametros</text:span></text:span></text:p>
      <text:p text:style-name="Standard"><text:span text:style-name="Fuente_20_de_20_párrafo_20_predeter."><text:span text:style-name="T4"><text:s text:c="4"/>InsProcedimiento.cod <text:s text:c="3"/>=</text:span></text:span></text:p>
      <text:p text:style-name="Standard"><text:span text:style-name="Fuente_20_de_20_párrafo_20_predeter."><text:span text:style-name="T4"><text:s text:c="8"/>apila-ret(InsProcedimiento.etq) <text:s text:c="8"/>||</text:span></text:span></text:p>
      <text:p text:style-name="Standard"><text:span text:style-name="Fuente_20_de_20_párrafo_20_predeter."><text:span text:style-name="T4"><text:s text:c="8"/>AParametros.cod <text:s text:c="24"/>||</text:span></text:span></text:p>
      <text:p text:style-name="Standard"><text:span text:style-name="Fuente_20_de_20_párrafo_20_predeter."><text:span text:style-name="T4"><text:s text:c="8"/>ir-a(InsProcedimiento.tsh[iden.lex].inicio)</text:span></text:span></text:p>
      <text:p text:style-name="Standard"><text:span text:style-name="Fuente_20_de_20_párrafo_20_predeter."><text:span text:style-name="T4"><text:s text:c="4"/>AParametros.etqh <text:s text:c="11"/>= InsProcedimiento.etqh + longApilaRet</text:span></text:span></text:p>
      <text:p text:style-name="Standard"><text:span text:style-name="Fuente_20_de_20_párrafo_20_predeter."><text:span text:style-name="T4"><text:s text:c="4"/>InsProcedimiento.etq <text:s text:c="3"/>= AParametros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AParametros → LAParametros</text:span></text:span></text:p>
      <text:p text:style-name="Standard"><text:span text:style-name="Fuente_20_de_20_párrafo_20_predeter."><text:span text:style-name="T4"><text:s text:c="4"/>AParametros.cod <text:s text:c="4"/>= inicio-paso || LAParametros.cod || fin-paso</text:span></text:span></text:p>
      <text:p text:style-name="Standard"><text:span text:style-name="Fuente_20_de_20_párrafo_20_predeter."><text:span text:style-name="T4"><text:s text:c="4"/>LAParametros.etqh <text:s text:c="2"/>= AParametros.etqh + longInicioPaso</text:span></text:span></text:p>
      <text:p text:style-name="Standard"><text:span text:style-name="Fuente_20_de_20_párrafo_20_predeter."><text:span text:style-name="T4"><text:s text:c="4"/>AParametros.etq <text:s text:c="4"/>= LAParametros.etq + longFinPaso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AParametros → λ</text:span></text:span></text:p>
      <text:p text:style-name="Standard"><text:span text:style-name="Fuente_20_de_20_párrafo_20_predeter."><text:span text:style-name="T4"><text:s text:c="4"/>AParametros.cod <text:s text:c="4"/>= λ</text:span></text:span></text:p>
      <text:p text:style-name="Standard"><text:span text:style-name="Fuente_20_de_20_párrafo_20_predeter."><text:span text:style-name="T4"><text:s text:c="4"/>AParametros.etq <text:s text:c="4"/>= Aparametros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LAParametros ::= LAParametros, Expresion</text:span></text:span></text:p>
      <text:p text:style-name="Standard"><text:span text:style-name="Fuente_20_de_20_párrafo_20_predeter."><text:span text:style-name="T4"><text:s text:c="4"/>LAParametros0.cod <text:s text:c="2"/>=</text:span></text:span></text:p>
      <text:p text:style-name="Standard"><text:span text:style-name="Fuente_20_de_20_párrafo_20_predeter."><text:span text:style-name="T4"><text:s text:c="8"/>LAParametros1.cod ||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direccionParFormal(LAParametros0.fParametros[LAParametros0.nParametros])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0.fParametros[LAParametros0.nParametros])</text:span></text:span></text:p>
      <text:p text:style-name="Standard"><text:span text:style-name="Fuente_20_de_20_párrafo_20_predeter."><text:span text:style-name="T4"><text:s text:c="4"/>LAParametros1.etqh <text:s/>= LAParametros0.etqh</text:span></text:span></text:p>
      <text:p text:style-name="Standard"><text:span text:style-name="Fuente_20_de_20_párrafo_20_predeter."><text:span text:style-name="T4"><text:s text:c="4"/>Expresion.etqh <text:s/>= LAParametros1.etq + 1 + longDireccionParFormal</text:span></text:span></text:p>
      <text:p text:style-name="Standard"><text:span text:style-name="Fuente_20_de_20_párrafo_20_predeter."><text:span text:style-name="T4"><text:s text:c="4"/>LAParametros0.etq <text:s text:c="2"/>= Expresion.etq + longPasoParametro</text:span></text:span></text:p>
      <text:p text:style-name="Standard"><text:span text:style-name="Fuente_20_de_20_párrafo_20_predeter."><text:span text:style-name="T4"><text:s text:c="4"/>Expresion.parh <text:s/>= LAParametros0.fParametrosh[LAParametros0.nParametros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LAParametros ::= Expresion</text:span></text:span></text:p>
      <text:p text:style-name="Standard"><text:span text:style-name="Fuente_20_de_20_párrafo_20_predeter."><text:span text:style-name="T4"><text:s text:c="4"/>LAParametros.cod <text:s text:c="3"/>=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.fParametros[0])</text:span></text:span></text:p>
      <text:p text:style-name="Standard"><text:span text:style-name="Fuente_20_de_20_párrafo_20_predeter."><text:span text:style-name="T4"><text:s text:c="4"/>Expresion.etqh <text:s/>= LAParametros.etq + 1</text:span></text:span></text:p>
      <text:p text:style-name="Standard"><text:soft-page-break/><text:span text:style-name="Fuente_20_de_20_párrafo_20_predeter."><text:span text:style-name="T4"><text:s text:c="4"/>LAParametros.etq <text:s text:c="3"/>= Expresion.etq + longPasoParametro</text:span></text:span></text:p>
      <text:p text:style-name="Standard"><text:span text:style-name="Fuente_20_de_20_párrafo_20_predeter."><text:span text:style-name="T4"><text:s text:c="4"/>Expresion.parh <text:s/>= LAParametros.fParametrosh[1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Mem → id</text:span></text:span></text:p>
      <text:p text:style-name="Standard"><text:span text:style-name="Fuente_20_de_20_párrafo_20_predeter."><text:span text:style-name="T4"><text:s text:c="4"/>Mem.cod <text:s text:c="3"/>= accesoVar(Mem.tsh[id.lex])</text:span></text:span></text:p>
      <text:p text:style-name="Standard"><text:span text:style-name="Fuente_20_de_20_párrafo_20_predeter."><text:span text:style-name="T4"><text:s text:c="4"/>Mem.etq <text:s text:c="3"/>= Mem.etqh + longAccesoVar(Mem.tsh[id.lex]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Mem → Mem-&gt;</text:span></text:span></text:p>
      <text:p text:style-name="Standard"><text:span text:style-name="Fuente_20_de_20_párrafo_20_predeter."><text:span text:style-name="T4"><text:s text:c="4"/>Mem0.cod <text:s text:c="2"/>= Mem1.cod || apila-ind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Mem → Mem[Expresion]</text:span></text:span></text:p>
      <text:p text:style-name="Standard"><text:span text:style-name="Fuente_20_de_20_párrafo_20_predeter."><text:span text:style-name="T4"><text:s text:c="4"/>Mem0.cod <text:s text:c="7"/>=</text:span></text:span></text:p>
      <text:p text:style-name="Standard"><text:span text:style-name="Fuente_20_de_20_párrafo_20_predeter."><text:span text:style-name="T4"><text:s text:c="8"/>Mem1.cod || </text:span></text:span></text:p>
      <text:p text:style-name="Standard"><text:span text:style-name="Fuente_20_de_20_párrafo_20_predeter."><text:span text:style-name="T4"><text:tab/><text:tab/>Expresion.cod || </text:span></text:span></text:p>
      <text:p text:style-name="Standard"><text:span text:style-name="Fuente_20_de_20_párrafo_20_predeter."><text:span text:style-name="T4"><text:tab/><text:tab/>apila Mem1.tipo.tbase.tam || </text:span></text:span></text:p>
      <text:p text:style-name="Standard"><text:span text:style-name="Fuente_20_de_20_párrafo_20_predeter."><text:span text:style-name="T4"><text:tab/><text:tab/>multiplica || </text:span></text:span></text:p>
      <text:p text:style-name="Standard"><text:span text:style-name="Fuente_20_de_20_párrafo_20_predeter."><text:span text:style-name="T4"><text:tab/><text:tab/>suma</text:span></text:span></text:p>
      <text:p text:style-name="Standard"><text:span text:style-name="Fuente_20_de_20_párrafo_20_predeter."><text:span text:style-name="T4"><text:s text:c="4"/>Mem1.etqh <text:s text:c="6"/>= Mem0.etqh</text:span></text:span></text:p>
      <text:p text:style-name="Standard"><text:span text:style-name="Fuente_20_de_20_párrafo_20_predeter."><text:span text:style-name="T4"><text:s text:c="4"/>Expresion.etqh <text:s/>= Mem1.etq</text:span></text:span></text:p>
      <text:p text:style-name="Standard"><text:span text:style-name="Fuente_20_de_20_párrafo_20_predeter."><text:span text:style-name="T4"><text:s text:c="4"/>Mem0.etq <text:s text:c="7"/>= Expresion.etq + 3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Mem → Mem.id</text:span></text:span></text:p>
      <text:p text:style-name="Standard"><text:span text:style-name="Fuente_20_de_20_párrafo_20_predeter."><text:span text:style-name="T4"><text:s text:c="4"/>Mem0.cod <text:s text:c="2"/>= Mem1.cod || apila(Mem1.tipo.campos[iden.lex].desp) || suma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 → ExpresionNivel1 OpNiv0 ExpresionNivel1</text:span></text:span></text:p>
      <text:p text:style-name="Standard"><text:span text:style-name="Fuente_20_de_20_párrafo_20_predeter."><text:span text:style-name="T4"><text:s text:c="4"/>Expresion.cod <text:s text:c="8"/>=</text:span></text:span></text:p>
      <text:p text:style-name="Standard"><text:span text:style-name="Fuente_20_de_20_párrafo_20_predeter."><text:span text:style-name="T4"><text:s text:c="8"/>ExpresionNivel10.cod ||</text:span></text:span></text:p>
      <text:p text:style-name="Standard"><text:span text:style-name="Fuente_20_de_20_párrafo_20_predeter."><text:span text:style-name="T4"><text:s text:c="8"/>ExpresionNivel11.cod ||</text:span></text:span></text:p>
      <text:p text:style-name="Standard"><text:span text:style-name="Fuente_20_de_20_párrafo_20_predeter."><text:span text:style-name="T4"><text:s text:c="8"/>case (OpNiv0.op)</text:span></text:span></text:p>
      <text:p text:style-name="Standard"><text:span text:style-name="Fuente_20_de_20_párrafo_20_predeter."><text:span text:style-name="T4"><text:s text:c="12"/>menor:</text:span></text:span></text:p>
      <text:p text:style-name="Standard"><text:span text:style-name="Fuente_20_de_20_párrafo_20_predeter."><text:span text:style-name="T4"><text:s text:c="16"/>menor</text:span></text:span></text:p>
      <text:p text:style-name="Standard"><text:span text:style-name="Fuente_20_de_20_párrafo_20_predeter."><text:span text:style-name="T4"><text:s text:c="12"/>mayor</text:span></text:span></text:p>
      <text:p text:style-name="Standard"><text:span text:style-name="Fuente_20_de_20_párrafo_20_predeter."><text:span text:style-name="T4"><text:s text:c="16"/>mayor</text:span></text:span></text:p>
      <text:p text:style-name="Standard"><text:span text:style-name="Fuente_20_de_20_párrafo_20_predeter."><text:span text:style-name="T4"><text:s text:c="12"/>menor-ig</text:span></text:span></text:p>
      <text:p text:style-name="Standard"><text:span text:style-name="Fuente_20_de_20_párrafo_20_predeter."><text:span text:style-name="T4"><text:s text:c="16"/>menorIg</text:span></text:span></text:p>
      <text:p text:style-name="Standard"><text:span text:style-name="Fuente_20_de_20_párrafo_20_predeter."><text:span text:style-name="T4"><text:s text:c="12"/>mayor-ig</text:span></text:span></text:p>
      <text:p text:style-name="Standard"><text:span text:style-name="Fuente_20_de_20_párrafo_20_predeter."><text:span text:style-name="T4"><text:s text:c="16"/>mayorIg</text:span></text:span></text:p>
      <text:p text:style-name="Standard"><text:span text:style-name="Fuente_20_de_20_párrafo_20_predeter."><text:span text:style-name="T4"><text:s text:c="12"/>igual</text:span></text:span></text:p>
      <text:p text:style-name="Standard"><text:span text:style-name="Fuente_20_de_20_párrafo_20_predeter."><text:span text:style-name="T4"><text:s text:c="16"/>igual</text:span></text:span></text:p>
      <text:p text:style-name="Standard"><text:span text:style-name="Fuente_20_de_20_párrafo_20_predeter."><text:span text:style-name="T4"><text:s text:c="12"/>no-igual</text:span></text:span></text:p>
      <text:p text:style-name="Standard"><text:span text:style-name="Fuente_20_de_20_párrafo_20_predeter."><text:span text:style-name="T4"><text:s text:c="16"/>no-igual</text:span></text:span></text:p>
      <text:p text:style-name="Standard"><text:span text:style-name="Fuente_20_de_20_párrafo_20_predeter."><text:span text:style-name="T4"><text:s text:c="4"/>ExpresionNivel10.etqh <text:s text:c="2"/>= Expresion.etqh</text:span></text:span></text:p>
      <text:p text:style-name="Standard"><text:span text:style-name="Fuente_20_de_20_párrafo_20_predeter."><text:span text:style-name="T4"><text:s text:c="4"/>ExpresionNivel11.etqh <text:s text:c="2"/>= ExpresionNivel10.etqh</text:span></text:span></text:p>
      <text:p text:style-name="Standard"><text:span text:style-name="Fuente_20_de_20_párrafo_20_predeter."><text:span text:style-name="T4"><text:s text:c="4"/>Expresion.etq <text:s text:c="10"/>= ExpresionNivel11.etq +1</text:span></text:span></text:p>
      <text:p text:style-name="Standard"><text:span text:style-name="Fuente_20_de_20_párrafo_20_predeter."><text:span text:style-name="T4"><text:s text:c="4"/>Expresion.modo <text:s text:c="9"/>= val</text:span></text:span></text:p>
      <text:p text:style-name="Standard"><text:span text:style-name="Fuente_20_de_20_párrafo_20_predeter."><text:span text:style-name="T4"><text:s text:c="4"/>ExpresionNivel10.parh <text:s text:c="2"/>= ExpresionNivel1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 → ExpresionNivel1</text:span></text:span></text:p>
      <text:p text:style-name="Standard"><text:span text:style-name="Fuente_20_de_20_párrafo_20_predeter."><text:span text:style-name="T4"><text:s text:c="4"/>Expresion.cod <text:s text:c="10"/>= ExpresionNivel1.cod</text:span></text:span></text:p>
      <text:p text:style-name="Standard"><text:span text:style-name="Fuente_20_de_20_párrafo_20_predeter."><text:span text:style-name="T4"><text:s text:c="4"/>ExpresionNivel1.etqh <text:s text:c="3"/>= Expresion.etqh</text:span></text:span></text:p>
      <text:p text:style-name="Standard"><text:span text:style-name="Fuente_20_de_20_párrafo_20_predeter."><text:span text:style-name="T4"><text:s text:c="4"/>Expresion.etq <text:s text:c="10"/>= ExpresionNivel1.etq</text:span></text:span></text:p>
      <text:p text:style-name="Standard"><text:span text:style-name="Fuente_20_de_20_párrafo_20_predeter."><text:span text:style-name="T4"><text:s text:c="4"/>Expresion.modo <text:s text:c="9"/>= ExpresionNivel1.modo</text:span></text:span></text:p>
      <text:p text:style-name="Standard"><text:span text:style-name="Fuente_20_de_20_párrafo_20_predeter."><text:span text:style-name="T4"><text:s text:c="4"/>ExpresionNivel1.parh <text:s text:c="3"/>= Expresion.parh</text:span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>ExpresionNiv1 → ExpresionNiv1 or ExpresionNiv2</text:span></text:span></text:p>
      <text:p text:style-name="Standard"><text:span text:style-name="Fuente_20_de_20_párrafo_20_predeter."><text:span text:style-name="T4"><text:s text:c="4"/>ExpresionNiv10.cod <text:s/>=</text:span></text:span></text:p>
      <text:p text:style-name="Standard"><text:span text:style-name="Fuente_20_de_20_párrafo_20_predeter."><text:span text:style-name="T4"><text:s text:c="8"/>ExpresionNiv11.cod ||</text:span></text:span></text:p>
      <text:p text:style-name="Standard"><text:span text:style-name="Fuente_20_de_20_párrafo_20_predeter."><text:span text:style-name="T4"><text:s text:c="8"/>dup ||</text:span></text:span></text:p>
      <text:p text:style-name="Standard"><text:span text:style-name="Fuente_20_de_20_párrafo_20_predeter."><text:span text:style-name="T4"><text:s text:c="8"/>ir-v(ExpresionNiv2.etq) ||</text:span></text:span></text:p>
      <text:p text:style-name="Standard"><text:span text:style-name="Fuente_20_de_20_párrafo_20_predeter."><text:span text:style-name="T4"><text:s text:c="8"/>desapila ||</text:span></text:span></text:p>
      <text:p text:style-name="Standard"><text:span text:style-name="Fuente_20_de_20_párrafo_20_predeter."><text:span text:style-name="T4"><text:s text:c="8"/>ExpresionNiv2.cod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oft-page-break/><text:span text:style-name="Fuente_20_de_20_párrafo_20_predeter."><text:span text:style-name="T4"><text:s text:c="4"/>ExpresionNiv2.etqh <text:s/>= ExpresionNiv11.etq + 3</text:span></text:span></text:p>
      <text:p text:style-name="Standard"><text:span text:style-name="Fuente_20_de_20_párrafo_20_predeter."><text:span text:style-name="T4"><text:s text:c="4"/>ExpresionNiv10.etq <text:s/>= ExpresionNiv2.etq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1 → ExpresionNiv1 OpNiv1 ExpresionNiv2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<text:s text:c="4"/>si (OpNiv1.op == or)</text:span></text:span></text:p>
      <text:p text:style-name="Standard"><text:span text:style-name="Fuente_20_de_20_párrafo_20_predeter."><text:span text:style-name="T4"><text:tab/><text:tab/>ExpresionNiv10.cod =</text:span></text:span></text:p>
      <text:p text:style-name="Standard"><text:span text:style-name="Fuente_20_de_20_párrafo_20_predeter."><text:span text:style-name="T4"><text:tab/> <text:s text:c="7"/>ExpresionNiv11.cod ||</text:span></text:span></text:p>
      <text:p text:style-name="Standard"><text:span text:style-name="Fuente_20_de_20_párrafo_20_predeter."><text:span text:style-name="T4"><text:tab/> <text:s text:c="7"/>ExpresionNiv2.cod ||</text:span></text:span></text:p>
      <text:p text:style-name="Standard"><text:span text:style-name="Fuente_20_de_20_párrafo_20_predeter."><text:span text:style-name="T4"><text:tab/> <text:s text:c="7"/>case (OpNiv1.op)</text:span></text:span></text:p>
      <text:p text:style-name="Standard"><text:span text:style-name="Fuente_20_de_20_párrafo_20_predeter."><text:span text:style-name="T4"><text:tab/> <text:s text:c="11"/>suma:</text:span></text:span></text:p>
      <text:p text:style-name="Standard"><text:span text:style-name="Fuente_20_de_20_párrafo_20_predeter."><text:span text:style-name="T4"><text:tab/> <text:s text:c="15"/>sumar</text:span></text:span></text:p>
      <text:p text:style-name="Standard"><text:span text:style-name="Fuente_20_de_20_párrafo_20_predeter."><text:span text:style-name="T4"><text:tab/> <text:s text:c="11"/>resta:</text:span></text:span></text:p>
      <text:p text:style-name="Standard"><text:span text:style-name="Fuente_20_de_20_párrafo_20_predeter."><text:span text:style-name="T4"><text:tab/> <text:s text:c="15"/>restar</text:span></text:span></text:p>
      <text:p text:style-name="Standard"><text:span text:style-name="Fuente_20_de_20_párrafo_20_predeter."><text:span text:style-name="T4"><text:tab/><text:tab/>ExpresionNiv2.etqh <text:s/>= ExpresionNiv11.etq</text:span></text:span></text:p>
      <text:p text:style-name="Standard"><text:span text:style-name="Fuente_20_de_20_párrafo_20_predeter."><text:span text:style-name="T4"><text:tab/> <text:s text:c="3"/>ExpresionNiv10.etq <text:s/>= ExpresionNiv2.etq + 1</text:span></text:span></text:p>
      <text:p text:style-name="Standard"><text:span text:style-name="Fuente_20_de_20_párrafo_20_predeter."><text:span text:style-name="T4"><text:tab/>sino</text:span></text:span></text:p>
      <text:p text:style-name="Standard"><text:span text:style-name="Fuente_20_de_20_párrafo_20_predeter."><text:span text:style-name="T4"><text:tab/> <text:s text:c="3"/>ExpresionNiv10.cod <text:s/>=</text:span></text:span></text:p>
      <text:p text:style-name="Standard"><text:span text:style-name="Fuente_20_de_20_párrafo_20_predeter."><text:span text:style-name="T4"><text:tab/> <text:s text:c="7"/>ExpresionNiv11.cod ||</text:span></text:span></text:p>
      <text:p text:style-name="Standard"><text:span text:style-name="Fuente_20_de_20_párrafo_20_predeter."><text:span text:style-name="T4"><text:tab/><text:tab/> <text:s text:c="3"/>dup ||</text:span></text:span></text:p>
      <text:p text:style-name="Standard"><text:span text:style-name="Fuente_20_de_20_párrafo_20_predeter."><text:span text:style-name="T4"><text:s text:c="8"/><text:tab/><text:tab/>ir-v(ExpresionNiv2.etq) ||</text:span></text:span></text:p>
      <text:p text:style-name="Standard"><text:span text:style-name="Fuente_20_de_20_párrafo_20_predeter."><text:span text:style-name="T4"><text:tab/> <text:s text:c="7"/>desapila ||</text:span></text:span></text:p>
      <text:p text:style-name="Standard"><text:span text:style-name="Fuente_20_de_20_párrafo_20_predeter."><text:span text:style-name="T4"><text:tab/> <text:s text:c="7"/>ExpresionNiv2.cod</text:span></text:span></text:p>
      <text:p text:style-name="Standard"><text:span text:style-name="Fuente_20_de_20_párrafo_20_predeter."><text:span text:style-name="T4"><text:tab/> <text:s text:c="3"/>ExpresionNiv2.etqh <text:s/>= ExpresionNiv11.etq + 3</text:span></text:span></text:p>
      <text:p text:style-name="Standard"><text:span text:style-name="Fuente_20_de_20_párrafo_20_predeter."><text:span text:style-name="T4"><text:tab/> <text:s text:c="3"/>ExpresionNiv10.etq <text:s/>= ExpresionNiv2.etq<text:tab/>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1 → ExpresionNiv2</text:span></text:span></text:p>
      <text:p text:style-name="Standard"><text:span text:style-name="Fuente_20_de_20_párrafo_20_predeter."><text:span text:style-name="T4"><text:s text:c="4"/>ExpresionNiv1.cod <text:s/>= ExpresionNiv2.cod</text:span></text:span></text:p>
      <text:p text:style-name="Standard"><text:span text:style-name="Fuente_20_de_20_párrafo_20_predeter."><text:span text:style-name="T4"><text:s text:c="4"/>ExpresionNiv2.etqh = ExpresionNiv1.etqh</text:span></text:span></text:p>
      <text:p text:style-name="Standard"><text:span text:style-name="Fuente_20_de_20_párrafo_20_predeter."><text:span text:style-name="T4"><text:s text:c="4"/>ExpresionNiv1.etq <text:s/>= ExpresionNiv2.etq</text:span></text:span></text:p>
      <text:p text:style-name="Standard"><text:span text:style-name="Fuente_20_de_20_párrafo_20_predeter."><text:span text:style-name="T4"><text:s text:c="4"/>ExpresionNiv1.modo = ExpresionNiv2.modo</text:span></text:span></text:p>
      <text:p text:style-name="Standard"><text:span text:style-name="Fuente_20_de_20_párrafo_20_predeter."><text:span text:style-name="T4"><text:s text:c="4"/>ExpresionNiv2.parh = ExpresionNiv1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2 → ExpresionNiv2 OpNiv2 ExpresionNiv3</text:span></text:span></text:p>
      <text:p text:style-name="Standard"><text:span text:style-name="Fuente_20_de_20_párrafo_20_predeter."><text:span text:style-name="T4"><text:s text:c="4"/>ExpresionNiv21.etqh <text:s text:c="2"/>= ExpresionNiv20.etqh</text:span></text:span></text:p>
      <text:p text:style-name="Standard"><text:span text:style-name="Fuente_20_de_20_párrafo_20_predeter."><text:span text:style-name="T4"><text:s text:c="4"/>ExpresionNiv20.modo <text:s text:c="2"/>= val</text:span></text:span></text:p>
      <text:p text:style-name="Standard"><text:span text:style-name="Fuente_20_de_20_párrafo_20_predeter."><text:span text:style-name="T4"><text:s text:c="4"/>ExpresionNiv21.parh <text:s text:c="2"/>= ExpresionNiv3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<text:tab/>if (OpNiv2.op == and)</text:span></text:span></text:p>
      <text:p text:style-name="Standard"><text:span text:style-name="Fuente_20_de_20_párrafo_20_predeter."><text:span text:style-name="T4"><text:s text:c="4"/><text:tab/><text:tab/>ExpresionNiv20.cod <text:s text:c="3"/>=</text:span></text:span></text:p>
      <text:p text:style-name="Standard"><text:span text:style-name="Fuente_20_de_20_párrafo_20_predeter."><text:span text:style-name="T4"><text:tab/><text:tab/><text:tab/>ExpresionNiv21.cod ||</text:span></text:span></text:p>
      <text:p text:style-name="Standard"><text:span text:style-name="Fuente_20_de_20_párrafo_20_predeter."><text:span text:style-name="T4"><text:s text:c="7"/><text:tab/><text:tab/>ExpresionNiv3.cod <text:s/>||</text:span></text:span></text:p>
      <text:p text:style-name="Standard"><text:span text:style-name="Fuente_20_de_20_párrafo_20_predeter."><text:span text:style-name="T4"><text:s text:c="8"/><text:tab/><text:tab/>case(OpNiv2.op)</text:span></text:span></text:p>
      <text:p text:style-name="Standard"><text:span text:style-name="Fuente_20_de_20_párrafo_20_predeter."><text:span text:style-name="T4"><text:s text:c="12"/><text:tab/><text:tab/>Multiplica:</text:span></text:span></text:p>
      <text:p text:style-name="Standard"><text:span text:style-name="Fuente_20_de_20_párrafo_20_predeter."><text:span text:style-name="T4"><text:s text:c="16"/><text:tab/><text:tab/>Mul</text:span></text:span></text:p>
      <text:p text:style-name="Standard"><text:span text:style-name="Fuente_20_de_20_párrafo_20_predeter."><text:span text:style-name="T4"><text:tab/> <text:s text:c="11"/>Divide:</text:span></text:span></text:p>
      <text:p text:style-name="Standard"><text:span text:style-name="Fuente_20_de_20_párrafo_20_predeter."><text:span text:style-name="T4"><text:tab/> <text:s text:c="15"/>Div</text:span></text:span></text:p>
      <text:p text:style-name="Standard"><text:span text:style-name="Fuente_20_de_20_párrafo_20_predeter."><text:span text:style-name="T4"><text:tab/> <text:s text:c="11"/>Modulo:</text:span></text:span></text:p>
      <text:p text:style-name="Standard"><text:span text:style-name="Fuente_20_de_20_párrafo_20_predeter."><text:span text:style-name="T4"><text:tab/> <text:s text:c="15"/>Mod</text:span></text:span></text:p>
      <text:p text:style-name="Standard"><text:span text:style-name="Fuente_20_de_20_párrafo_20_predeter."><text:span text:style-name="T4"><text:tab/> <text:s text:c="11"/>y:</text:span></text:span></text:p>
      <text:p text:style-name="Standard"><text:span text:style-name="Fuente_20_de_20_párrafo_20_predeter."><text:span text:style-name="T4"><text:tab/> <text:s text:c="15"/>Y</text:span></text:span></text:p>
      <text:p text:style-name="Standard"><text:span text:style-name="Fuente_20_de_20_párrafo_20_predeter."><text:span text:style-name="T4"><text:tab/> <text:s text:c="3"/>ExpresionNiv3.etqh <text:s text:c="3"/>= ExpresionNiv21.etq</text:span></text:span></text:p>
      <text:p text:style-name="Standard"><text:span text:style-name="Fuente_20_de_20_párrafo_20_predeter."><text:span text:style-name="T4"><text:tab/> <text:s text:c="3"/>ExpresionNiv20.etq <text:s text:c="3"/>= ExpresionNiv3.etq +1</text:span></text:span></text:p>
      <text:p text:style-name="Standard"><text:span text:style-name="Fuente_20_de_20_párrafo_20_predeter."><text:span text:style-name="T4"><text:tab/>sino<text:tab/></text:span></text:span></text:p>
      <text:p text:style-name="Standard"><text:span text:style-name="Fuente_20_de_20_párrafo_20_predeter."><text:span text:style-name="T4"><text:tab/> <text:s text:c="3"/>ExpresionNiv20.cod <text:s text:c="3"/>=</text:span></text:span></text:p>
      <text:p text:style-name="Standard"><text:span text:style-name="Fuente_20_de_20_párrafo_20_predeter."><text:span text:style-name="T4"><text:s text:c="8"/><text:tab/><text:tab/>ExpresionNiv21.cod ||</text:span></text:span></text:p>
      <text:p text:style-name="Standard"><text:span text:style-name="Fuente_20_de_20_párrafo_20_predeter."><text:span text:style-name="T4"><text:tab/> <text:s text:c="7"/>ir-f(ExpresionNiv2.etq + 1) ||</text:span></text:span></text:p>
      <text:p text:style-name="Standard"><text:span text:style-name="Fuente_20_de_20_párrafo_20_predeter."><text:span text:style-name="T4"><text:tab/> <text:s text:c="7"/>ExpresionNiv2.cod ||</text:span></text:span></text:p>
      <text:p text:style-name="Standard"><text:span text:style-name="Fuente_20_de_20_párrafo_20_predeter."><text:span text:style-name="T4"><text:tab/> <text:s text:c="7"/>ir-a(ExpresionNiv2.etq + 2) ||</text:span></text:span></text:p>
      <text:p text:style-name="Standard"><text:span text:style-name="Fuente_20_de_20_párrafo_20_predeter."><text:span text:style-name="T4"><text:tab/> <text:s text:c="7"/>apila(0)</text:span></text:span></text:p>
      <text:p text:style-name="Standard"><text:span text:style-name="Fuente_20_de_20_párrafo_20_predeter."><text:span text:style-name="T4"><text:tab/> <text:s text:c="3"/>ExpresionNiv2.etqh <text:s text:c="6"/>= ExpresionNiv21.etq + 1</text:span></text:span></text:p>
      <text:p text:style-name="Standard"><text:soft-page-break/><text:span text:style-name="Fuente_20_de_20_párrafo_20_predeter."><text:span text:style-name="T4"><text:tab/> <text:s text:c="3"/>ExpresionNiv20.etq <text:s text:c="3"/>= ExpresionNiv2.etq + 2</text:span></text:span></text:p>
      <text:p text:style-name="Standard"><text:span text:style-name="Fuente_20_de_20_párrafo_20_predeter."><text:span text:style-name="T4"><text:tab/></text:span></text:span></text:p>
      <text:p text:style-name="Standard"><text:span text:style-name="Fuente_20_de_20_párrafo_20_predeter."><text:span text:style-name="T6">ExpresionNiv2 → ExpresionNiv3</text:span></text:span></text:p>
      <text:p text:style-name="Standard"><text:span text:style-name="Fuente_20_de_20_párrafo_20_predeter."><text:span text:style-name="T4"><text:s text:c="4"/>ExpresionNiv3.etqh <text:s text:c="3"/>= ExpresionNiv2.etqh</text:span></text:span></text:p>
      <text:p text:style-name="Standard"><text:span text:style-name="Fuente_20_de_20_párrafo_20_predeter."><text:span text:style-name="T4"><text:s text:c="4"/>ExpresionNiv2.etq <text:s text:c="4"/>= ExpresionNiv3.etq</text:span></text:span></text:p>
      <text:p text:style-name="Standard"><text:span text:style-name="Fuente_20_de_20_párrafo_20_predeter."><text:span text:style-name="T4"><text:s text:c="4"/>ExpresionNiv2.cod <text:s text:c="4"/>= ExNiv3.cod</text:span></text:span></text:p>
      <text:p text:style-name="Standard"><text:span text:style-name="Fuente_20_de_20_párrafo_20_predeter."><text:span text:style-name="T4"><text:s text:c="4"/>ExpresionNiv20.modo <text:s text:c="2"/>= ExpresionNiv3.modo</text:span></text:span></text:p>
      <text:p text:style-name="Standard"><text:span text:style-name="Fuente_20_de_20_párrafo_20_predeter."><text:span text:style-name="T4"><text:s text:c="4"/>ExpresionNiv3.parh <text:s text:c="3"/>= ExpresionNiv2.parh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3 → ExpresionNiv4 OpNiv3 ExpresionNiv3</text:span></text:span></text:p>
      <text:p text:style-name="Standard"><text:span text:style-name="Fuente_20_de_20_párrafo_20_predeter."><text:span text:style-name="T4"><text:s text:c="4"/>ExpresionNiv30.cod <text:s/>=</text:span></text:span></text:p>
      <text:p text:style-name="Standard"><text:span text:style-name="Fuente_20_de_20_párrafo_20_predeter."><text:span text:style-name="T4"><text:s text:c="8"/>case (OpNiv3.op)</text:span></text:span></text:p>
      <text:p text:style-name="Standard"><text:span text:style-name="Fuente_20_de_20_párrafo_20_predeter."><text:span text:style-name="T4"><text:s text:c="12"/>shl:</text:span></text:span></text:p>
      <text:p text:style-name="Standard"><text:span text:style-name="Fuente_20_de_20_párrafo_20_predeter."><text:span text:style-name="T4"><text:s text:c="16"/>ExpresionNiv4.cod || ExpresionNiv31.cod || shl</text:span></text:span></text:p>
      <text:p text:style-name="Standard"><text:span text:style-name="Fuente_20_de_20_párrafo_20_predeter."><text:span text:style-name="T4"><text:s text:c="12"/>shr:</text:span></text:span></text:p>
      <text:p text:style-name="Standard"><text:span text:style-name="Fuente_20_de_20_párrafo_20_predeter."><text:span text:style-name="T4"><text:s text:c="16"/>ExpresionNiv4.cod || ExpresionNiv31.cod || shr</text:span></text:span></text:p>
      <text:p text:style-name="Standard"><text:span text:style-name="Fuente_20_de_20_párrafo_20_predeter."><text:span text:style-name="T4"><text:s text:c="4"/>ExpresionNiv30.modo = val</text:span></text:span></text:p>
      <text:p text:style-name="Standard"><text:span text:style-name="Fuente_20_de_20_párrafo_20_predeter."><text:span text:style-name="T4"><text:s text:c="4"/>ExpresionNiv4.etqh <text:s/>= ExpresionNiv30.etqh</text:span></text:span></text:p>
      <text:p text:style-name="Standard"><text:span text:style-name="Fuente_20_de_20_párrafo_20_predeter."><text:span text:style-name="T4"><text:s text:c="4"/>ExpresionNiv31.etqh = ExpresionNiv4.etq</text:span></text:span></text:p>
      <text:p text:style-name="Standard"><text:span text:style-name="Fuente_20_de_20_párrafo_20_predeter."><text:span text:style-name="T4"><text:s text:c="4"/>ExpresionNiv30.etqh = ExpresionNiv31.etq + 1</text:span></text:span></text:p>
      <text:p text:style-name="Standard"><text:span text:style-name="Fuente_20_de_20_párrafo_20_predeter."><text:span text:style-name="T4"><text:s text:c="4"/>ExpresionNiv4.parh <text:s/>= ExpresionNiv3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3 → ExpresionNiv4</text:span></text:span></text:p>
      <text:p text:style-name="Standard"><text:span text:style-name="Fuente_20_de_20_párrafo_20_predeter."><text:span text:style-name="T4"><text:s text:c="4"/>ExpresionNiv4.etqh = ExpresionNiv3.etqh</text:span></text:span></text:p>
      <text:p text:style-name="Standard"><text:span text:style-name="Fuente_20_de_20_párrafo_20_predeter."><text:span text:style-name="T4"><text:s text:c="4"/>ExpresionNiv3.etq <text:s/>= ExpresionNiv4.etq</text:span></text:span></text:p>
      <text:p text:style-name="Standard"><text:span text:style-name="Fuente_20_de_20_párrafo_20_predeter."><text:span text:style-name="T4"><text:s text:c="4"/>ExpresionNiv3.cod <text:s/>= ExpresionNiv4.cod</text:span></text:span></text:p>
      <text:p text:style-name="Standard"><text:span text:style-name="Fuente_20_de_20_párrafo_20_predeter."><text:span text:style-name="T4"><text:s text:c="4"/>ExpresionNiv3.modo = ExpresionNiv4.modo</text:span></text:span></text:p>
      <text:p text:style-name="Standard"><text:span text:style-name="Fuente_20_de_20_párrafo_20_predeter."><text:span text:style-name="T4"><text:s text:c="4"/>ExpresionNiv4.parh = ExpresionNiv3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4 → OpNiv4 ExpresionNiv4</text:span></text:span></text:p>
      <text:p text:style-name="Standard"><text:span text:style-name="Fuente_20_de_20_párrafo_20_predeter."><text:span text:style-name="T4"><text:s text:c="4"/>ExpresionNiv40.cod =</text:span></text:span></text:p>
      <text:p text:style-name="Standard"><text:span text:style-name="Fuente_20_de_20_párrafo_20_predeter."><text:span text:style-name="T4"><text:s text:c="8"/>case (OpNiv4.op)</text:span></text:span></text:p>
      <text:p text:style-name="Standard"><text:span text:style-name="Fuente_20_de_20_párrafo_20_predeter."><text:span text:style-name="T4"><text:s text:c="12"/>no:</text:span></text:span></text:p>
      <text:p text:style-name="Standard"><text:span text:style-name="Fuente_20_de_20_párrafo_20_predeter."><text:span text:style-name="T4"><text:s text:c="16"/>ExpresionNiv41.cod || no</text:span></text:span></text:p>
      <text:p text:style-name="Standard"><text:span text:style-name="Fuente_20_de_20_párrafo_20_predeter."><text:span text:style-name="T4"><text:s text:c="12"/>negativo:</text:span></text:span></text:p>
      <text:p text:style-name="Standard"><text:span text:style-name="Fuente_20_de_20_párrafo_20_predeter."><text:span text:style-name="T4"><text:s text:c="16"/>ExpresionNiv41.cod || negativo</text:span></text:span></text:p>
      <text:p text:style-name="Standard"><text:span text:style-name="Fuente_20_de_20_párrafo_20_predeter."><text:span text:style-name="T4"><text:s text:c="12"/>cast-float:</text:span></text:span></text:p>
      <text:p text:style-name="Standard"><text:span text:style-name="Fuente_20_de_20_párrafo_20_predeter."><text:span text:style-name="T4"><text:s text:c="16"/>ExpresionNiv41.cod || CastFloat</text:span></text:span></text:p>
      <text:p text:style-name="Standard"><text:span text:style-name="Fuente_20_de_20_párrafo_20_predeter."><text:span text:style-name="T4"><text:s text:c="12"/>cast-int:</text:span></text:span></text:p>
      <text:p text:style-name="Standard"><text:span text:style-name="Fuente_20_de_20_párrafo_20_predeter."><text:span text:style-name="T4"><text:s text:c="16"/>ExpresionNiv41.cod || CastInt</text:span></text:span></text:p>
      <text:p text:style-name="Standard"><text:span text:style-name="Fuente_20_de_20_párrafo_20_predeter."><text:span text:style-name="T4"><text:s text:c="12"/>cast-nat:</text:span></text:span></text:p>
      <text:p text:style-name="Standard"><text:span text:style-name="Fuente_20_de_20_párrafo_20_predeter."><text:span text:style-name="T4"><text:s text:c="16"/>ExpresionNiv41.cod || CastNat</text:span></text:span></text:p>
      <text:p text:style-name="Standard"><text:span text:style-name="Fuente_20_de_20_párrafo_20_predeter."><text:span text:style-name="T4"><text:s text:c="12"/>cast-char:</text:span></text:span></text:p>
      <text:p text:style-name="Standard"><text:span text:style-name="Fuente_20_de_20_párrafo_20_predeter."><text:span text:style-name="T4"><text:s text:c="16"/>ExpresionNiv41.cod || CastChar</text:span></text:span></text:p>
      <text:p text:style-name="Standard"><text:span text:style-name="Fuente_20_de_20_párrafo_20_predeter."><text:span text:style-name="T4"><text:s text:c="4"/>ExpresionNiv40.modo = val</text:span></text:span></text:p>
      <text:p text:style-name="Standard"><text:span text:style-name="Fuente_20_de_20_párrafo_20_predeter."><text:span text:style-name="T4"><text:s text:c="4"/>ExpresionNiv41.etqh = ExpresionNiv4.etqh</text:span></text:span></text:p>
      <text:p text:style-name="Standard"><text:span text:style-name="Fuente_20_de_20_párrafo_20_predeter."><text:span text:style-name="T4"><text:s text:c="4"/>ExpresionNiv40.etq <text:s/>= ExpresionNiv41.etq + 1</text:span></text:span></text:p>
      <text:p text:style-name="Standard"><text:span text:style-name="Fuente_20_de_20_párrafo_20_predeter."><text:span text:style-name="T4"><text:s text:c="4"/>ExpresionNiv4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4 → | Expresion |</text:span></text:span></text:p>
      <text:p text:style-name="Standard"><text:span text:style-name="Fuente_20_de_20_párrafo_20_predeter."><text:span text:style-name="T4"><text:s text:c="4"/>ExpresionNiv4.cod <text:s/>= Expresion.cod || abs</text:span></text:span></text:p>
      <text:p text:style-name="Standard"><text:span text:style-name="Fuente_20_de_20_párrafo_20_predeter."><text:span text:style-name="T4"><text:s text:c="4"/>ExpresionNiv4.modo = Expresion.val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4 → ( Expresion )</text:span></text:span></text:p>
      <text:p text:style-name="Standard"><text:span text:style-name="Fuente_20_de_20_párrafo_20_predeter."><text:span text:style-name="T4"><text:s text:c="4"/>ExpresionNiv4.cod <text:s/>= Expresion.cod</text:span></text:span></text:p>
      <text:p text:style-name="Standard"><text:span text:style-name="Fuente_20_de_20_párrafo_20_predeter."><text:span text:style-name="T4"><text:s text:c="4"/>ExpresionNiv4.modo = Expresion.modo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ExpresionNiv4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4 → Literal</text:span></text:span></text:p>
      <text:p text:style-name="Standard"><text:span text:style-name="Fuente_20_de_20_párrafo_20_predeter."><text:span text:style-name="T4"><text:s text:c="4"/>ExpresionNiv4.cod <text:s/>= Literal.cod</text:span></text:span></text:p>
      <text:p text:style-name="Standard"><text:span text:style-name="Fuente_20_de_20_párrafo_20_predeter."><text:span text:style-name="T4"><text:s text:c="4"/>ExpresionNiv4.modo = var</text:span></text:span></text:p>
      <text:p text:style-name="Standard"><text:soft-page-break/><text:span text:style-name="Fuente_20_de_20_párrafo_20_predeter."><text:span text:style-name="T4"><text:s text:c="4"/>Literal.etqh = ExpresionNiv4.etqh</text:span></text:span></text:p>
      <text:p text:style-name="Standard"><text:span text:style-name="Fuente_20_de_20_párrafo_20_predeter."><text:span text:style-name="T4"><text:s text:c="4"/>ExpresionNiv4.etq <text:s/>= Literal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ExpresionNiv4 → Mem</text:span></text:span></text:p>
      <text:p text:style-name="Standard"><text:span text:style-name="Fuente_20_de_20_párrafo_20_predeter."><text:span text:style-name="T4"><text:s text:c="4"/>ExpresionNiv4.cod <text:s text:c="3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cod || 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</text:span></text:span></text:p>
      <text:p text:style-name="Standard"><text:span text:style-name="Fuente_20_de_20_párrafo_20_predeter."><text:span text:style-name="T4"><text:s text:c="4"/>Mem.etqh <text:s text:c="7"/>= ExpresionNiv4.etqh</text:span></text:span></text:p>
      <text:p text:style-name="Standard"><text:span text:style-name="Fuente_20_de_20_párrafo_20_predeter."><text:span text:style-name="T4"><text:s text:c="4"/>ExpresionNiv4.etq <text:s text:c="4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etq + 1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etq</text:span></text:span></text:p>
      <text:p text:style-name="Standard"><text:span text:style-name="Fuente_20_de_20_párrafo_20_predeter."><text:span text:style-name="T4"><text:s text:c="4"/>ExpresionNiv4.modo <text:s text:c="3"/>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6">Literal → litNat</text:span></text:span></text:p>
      <text:p text:style-name="Standard"><text:span text:style-name="Fuente_20_de_20_párrafo_20_predeter."><text:span text:style-name="T4"><text:s text:c="4"/>Literal.cod = apila LitNat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6">Literal → litFlo</text:span></text:span></text:p>
      <text:p text:style-name="Standard"><text:span text:style-name="Fuente_20_de_20_párrafo_20_predeter."><text:span text:style-name="T4"><text:s text:c="4"/>Literal.cod = apila litFlo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6">Literal → litTrue</text:span></text:span></text:p>
      <text:p text:style-name="Standard"><text:span text:style-name="Fuente_20_de_20_párrafo_20_predeter."><text:span text:style-name="T4"><text:s text:c="4"/>Literal.cod = apila tru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6">Literal → litFalse</text:span></text:span></text:p>
      <text:p text:style-name="Standard"><text:span text:style-name="Fuente_20_de_20_párrafo_20_predeter."><text:span text:style-name="T4"><text:s text:c="4"/>Literal.cod = apila fals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6">Literal → litCha</text:span></text:span></text:p>
      <text:p text:style-name="Standard"><text:span text:style-name="Fuente_20_de_20_párrafo_20_predeter."><text:span text:style-name="T4"><text:s text:c="4"/>Literal.cod = apila litCha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reeMono1" svg:font-family="FreeMono, monospace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name-asian="DejaVu Sans Mono" style:font-size-asian="10pt" style:font-name-complex="DejaVu Sans Mono" style:font-size-complex="10pt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>
      <style:paragraph-properties fo:hyphenation-ladder-count="no-limit"/>
      <style:text-properties style:font-name="Times New Roman" fo:font-weight="bold" style:font-weight-asian="bold" style:font-weight-complex="bold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Gonzalo Jaureguizar</meta:initial-creator>
    <dc:creator>Ruben </dc:creator>
    <meta:creation-date>2010-01-07T15:35:00Z</meta:creation-date>
    <dc:date>2010-05-26T10:36:40</dc:date>
    <meta:editing-cycles>93</meta:editing-cycles>
    <meta:editing-duration>PT29H02M28S</meta:editing-duration>
    <meta:document-statistic meta:table-count="1" meta:image-count="0" meta:object-count="3" meta:page-count="17" meta:paragraph-count="891" meta:word-count="3781" meta:character-count="31417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longitudCodigo</math:mi>
      <math:mo math:stretchy="false">=</math:mo>
      <math:mrow>
        <math:mi math:fontstyle="italic">etq</math:mi>
        <math:mo math:stretchy="false">−</math:mo>
        <math:mi math:fontstyle="italic">etqh</math:mi>
      </math:mrow>
    </math:mrow>
    <math:annotation math:encoding="StarMath 5.0">longitudCodigo = etq - etq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dir</math:mi>
      <math:mo math:stretchy="false">=</math:mo>
      <math:mrow>
        <math:mi math:fontstyle="italic">dirh</math:mi>
        <math:mo math:stretchy="false">+</math:mo>
        <math:mi math:fontstyle="italic">espacioDeclarado</math:mi>
      </math:mrow>
    </math:mrow>
    <math:annotation math:encoding="StarMath 5.0">dir = dirh + espacioDeclarado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row>
        <math:mi math:fontstyle="italic">nh</math:mi>
        <math:mo math:stretchy="false">+</math:mo>
        <math:mi math:fontstyle="italic">nuevosSubprogramasDeclarados</math:mi>
      </math:mrow>
    </math:mrow>
    <math:annotation math:encoding="StarMath 5.0">n = nh + nuevosSubprogramasDeclarados</math:annotation>
  </math:semantics>
</math:math>
</file>